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1B000000170DE8B2EFE8393530.png" manifest:media-type="image/png"/>
  <manifest:file-entry manifest:full-path="Pictures/1000020100000010000000102849B02F2E19802F.png" manifest:media-type="image/png"/>
  <manifest:file-entry manifest:full-path="Pictures/10000201000001B5000000DB1895446D7B2C2925.png" manifest:media-type="image/png"/>
  <manifest:file-entry manifest:full-path="Pictures/10000201000002B2000001A735B95F4DB7CBFF6E.png" manifest:media-type="image/png"/>
  <manifest:file-entry manifest:full-path="Pictures/1000020100000264000000FE2A7B57D355FC2F72.png" manifest:media-type="image/png"/>
  <manifest:file-entry manifest:full-path="Pictures/10000201000002810000013C7C8CEE07AD26AA69.png" manifest:media-type="image/png"/>
  <manifest:file-entry manifest:full-path="Pictures/100002010000021C0000013DD5E4297F45A70D21.png" manifest:media-type="image/png"/>
  <manifest:file-entry manifest:full-path="Pictures/10000000000000180000001AD0FAE9ED6A44F250.png" manifest:media-type="image/png"/>
  <manifest:file-entry manifest:full-path="Pictures/100002010000031B000002052B8F25AD773EB3BC.png" manifest:media-type="image/png"/>
  <manifest:file-entry manifest:full-path="Pictures/100000000000001A0000001A368D0BC4D3561427.png" manifest:media-type="image/png"/>
  <manifest:file-entry manifest:full-path="Pictures/1000020100000217000000F7A89965ADAF60E329.png" manifest:media-type="image/png"/>
  <manifest:file-entry manifest:full-path="Pictures/10000000000003900000025C9727A623F0E256F8.png" manifest:media-type="image/png"/>
  <manifest:file-entry manifest:full-path="Pictures/10000201000001440000011CD78F87F1EA89ADF3.png" manifest:media-type="image/png"/>
  <manifest:file-entry manifest:full-path="Pictures/100002010000027500000022E5825EDD0443EDCA.png" manifest:media-type="image/png"/>
  <manifest:file-entry manifest:full-path="Pictures/100002010000020C000000216ED6E1C2E6348060.png" manifest:media-type="image/png"/>
  <manifest:file-entry manifest:full-path="Pictures/100000000000000F0000000D019786BB7DB95F3F.png" manifest:media-type="image/png"/>
  <manifest:file-entry manifest:full-path="Pictures/100002010000038C0000025CF1C7890FB9A23B5C.png" manifest:media-type="image/png"/>
  <manifest:file-entry manifest:full-path="Pictures/100002010000021700000083E95C07A05954F27C.png" manifest:media-type="image/png"/>
  <manifest:file-entry manifest:full-path="Pictures/1000020100000217000000CEBC0DAFD96C77683A.png" manifest:media-type="image/png"/>
  <manifest:file-entry manifest:full-path="Pictures/100000000000041200000251D6A245AFC37AD511.png" manifest:media-type="image/png"/>
  <manifest:file-entry manifest:full-path="Pictures/10000000000000AA0000009D17C042B4FB319374.png" manifest:media-type="image/png"/>
  <manifest:file-entry manifest:full-path="Pictures/100000000000001B0000001D6FF92AD2FB9D78F5.png" manifest:media-type="image/png"/>
  <manifest:file-entry manifest:full-path="Pictures/1000020100000247000000B7E4A72A4D1F875C7C.png" manifest:media-type="image/png"/>
  <manifest:file-entry manifest:full-path="Pictures/100002010000031B000002050C946D71CFECAF10.png" manifest:media-type="image/png"/>
  <manifest:file-entry manifest:full-path="Pictures/10000201000002B3000001A747DCD5F81B3905BB.png" manifest:media-type="image/png"/>
  <manifest:file-entry manifest:full-path="Pictures/1000020100000217000000B97EC20EC6628F6E11.png" manifest:media-type="image/png"/>
  <manifest:file-entry manifest:full-path="Pictures/100003A50000017B000001E7A5B2E84C42C85B96.svg" manifest:media-type="image/svg+xml"/>
  <manifest:file-entry manifest:full-path="Pictures/10000201000003E8000000D262270D7C3E523D96.png" manifest:media-type="image/png"/>
  <manifest:file-entry manifest:full-path="Pictures/100006A2000001A8000001A8B3B6DC61F342ADE9.svg" manifest:media-type="image/svg+xml"/>
  <manifest:file-entry manifest:full-path="Pictures/1000020100000217000000E6D0317CF676FCE105.png" manifest:media-type="image/png"/>
  <manifest:file-entry manifest:full-path="Pictures/100002010000038C000001550A9B1F453221A6E7.png" manifest:media-type="image/png"/>
  <manifest:file-entry manifest:full-path="Pictures/10000201000002170000014EE37A53EC25243827.png" manifest:media-type="image/png"/>
  <manifest:file-entry manifest:full-path="Pictures/10000000000000270000001D160F923938FC6618.png" manifest:media-type="image/png"/>
  <manifest:file-entry manifest:full-path="Pictures/1000020100000217000000FC473E0BF24F17CC22.png" manifest:media-type="image/png"/>
  <manifest:file-entry manifest:full-path="Pictures/100000000000001A0000001A29E62B73B441D269.png" manifest:media-type="image/png"/>
  <manifest:file-entry manifest:full-path="Pictures/10000201000002B1000001A8DF8382E3D6ED2ACE.png" manifest:media-type="image/png"/>
  <manifest:file-entry manifest:full-path="Pictures/10000201000001110000001AE7398F390CC2F82A.png" manifest:media-type="image/png"/>
  <manifest:file-entry manifest:full-path="Pictures/100000000000001B0000001D11ACB78ADB175576.png" manifest:media-type="image/png"/>
  <manifest:file-entry manifest:full-path="Pictures/10000000000000180000001AE426064C02726793.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14" style:family="table">
      <style:table-properties style:width="6.6931in" table:align="margins"/>
    </style:style>
    <style:style style:name="Table14.A" style:family="table-column">
      <style:table-column-properties style:column-width="2.2313in" style:rel-column-width="21845*"/>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top="0.0396in" fo:margin-bottom="0.1965in" table:align="margins" style:may-break-between-rows="false"/>
    </style:style>
    <style:style style:name="Table7.A" style:family="table-column">
      <style:table-column-properties style:column-width="3.3465in" style:rel-column-width="32767*"/>
    </style:style>
    <style:style style:name="Table7.B" style:family="table-column">
      <style:table-column-properties style:column-width="0.8986in" style:rel-column-width="8800*"/>
    </style:style>
    <style:style style:name="Table7.C" style:family="table-column">
      <style:table-column-properties style:column-width="0.7514in" style:rel-column-width="7359*"/>
    </style:style>
    <style:style style:name="Table7.D" style:family="table-column">
      <style:table-column-properties style:column-width="0.9194in" style:rel-column-width="9003*"/>
    </style:style>
    <style:style style:name="Table7.E" style:family="table-column">
      <style:table-column-properties style:column-width="0.7771in" style:rel-column-width="7606*"/>
    </style:style>
    <style:style style:name="Table7.1" style:family="table-row">
      <style:table-row-properties fo:keep-together="always"/>
    </style:style>
    <style:style style:name="Table7.A1" style:family="table-cell">
      <style:table-cell-properties fo:background-color="#e6e6e6" fo:padding="0.0382in" fo:border-left="none" fo:border-right="none" fo:border-top="0.05pt solid #000000" fo:border-bottom="0.05pt solid #000000">
        <style:background-image/>
      </style:table-cell-properties>
    </style:style>
    <style:style style:name="Table7.A2" style:family="table-cell">
      <style:table-cell-properties fo:background-color="transparent" fo:padding="0.0382in" fo:border-left="none" fo:border-right="none" fo:border-top="none" fo:border-bottom="0.05pt solid #000000">
        <style:background-image/>
      </style:table-cell-properties>
    </style:style>
    <style:style style:name="Table7.B2"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7.A5" style:family="table-cell">
      <style:table-cell-properties fo:background-color="#ffffff" fo:padding="0.0382in" fo:border-left="none" fo:border-right="none" fo:border-top="none" fo:border-bottom="0.05pt solid #000000">
        <style:background-image/>
      </style:table-cell-properties>
    </style:style>
    <style:style style:name="Table7.B5" style:family="table-cell">
      <style:table-cell-properties style:vertical-align="middle" fo:background-color="#ffffff" fo:padding="0.0382in" fo:border-left="none" fo:border-right="none" fo:border-top="none" fo:border-bottom="0.05pt solid #000000">
        <style:background-image/>
      </style:table-cell-properties>
    </style:style>
    <style:style style:name="Table7.A6" style:family="table-cell">
      <style:table-cell-properties fo:background-color="#ffffff" fo:padding="0.0382in" fo:border-left="none" fo:border-right="none" fo:border-top="none" fo:border-bottom="0.05pt solid #000000">
        <style:background-image/>
      </style:table-cell-properties>
    </style:style>
    <style:style style:name="Table7.A7"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text-properties officeooo:paragraph-rsid="00b3c8f4"/>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a440e7"/>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a440e7"/>
    </style:style>
    <style:style style:name="P7" style:family="paragraph" style:parent-style-name="Text_20_body">
      <style:text-properties officeooo:rsid="00ae0884" officeooo:paragraph-rsid="00ae0884"/>
    </style:style>
    <style:style style:name="P8" style:family="paragraph" style:parent-style-name="Text_20_body">
      <style:text-properties officeooo:paragraph-rsid="00733b65"/>
    </style:style>
    <style:style style:name="P9" style:family="paragraph" style:parent-style-name="Text_20_body">
      <style:text-properties officeooo:paragraph-rsid="00c32c85"/>
    </style:style>
    <style:style style:name="P10" style:family="paragraph" style:parent-style-name="Text_20_body">
      <style:text-properties officeooo:paragraph-rsid="00d06f26"/>
    </style:style>
    <style:style style:name="P11" style:family="paragraph" style:parent-style-name="LOList_20_1_5f_TextBody">
      <style:text-properties officeooo:paragraph-rsid="00a440e7"/>
    </style:style>
    <style:style style:name="P12" style:family="paragraph" style:parent-style-name="Text_20_Note">
      <style:text-properties officeooo:paragraph-rsid="00a440e7"/>
    </style:style>
    <style:style style:name="P13" style:family="paragraph" style:parent-style-name="Text_20_body_20_indent">
      <style:text-properties officeooo:paragraph-rsid="00a440e7"/>
    </style:style>
    <style:style style:name="P14" style:family="paragraph" style:parent-style-name="Subtitle">
      <style:text-properties fo:language="en" fo:country="US" officeooo:rsid="001f0121"/>
    </style:style>
    <style:style style:name="P15" style:family="paragraph" style:parent-style-name="Guide_20_Name">
      <style:text-properties fo:language="en" fo:country="US" officeooo:rsid="001f0121" officeooo:paragraph-rsid="001f0121"/>
    </style:style>
    <style:style style:name="P16" style:family="paragraph" style:parent-style-name="Table_20_Contents">
      <style:text-properties officeooo:paragraph-rsid="00d698ad"/>
    </style:style>
    <style:style style:name="P17" style:family="paragraph" style:parent-style-name="Table_20_Heading">
      <style:text-properties fo:font-size="10.5pt" officeooo:paragraph-rsid="00d698ad" style:font-size-asian="10.5pt" style:font-size-complex="10.5pt"/>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style:text-properties officeooo:paragraph-rsid="00a440e7"/>
    </style:style>
    <style:style style:name="P20" style:family="paragraph" style:parent-style-name="Standard">
      <style:paragraph-properties fo:margin-top="0in" fo:margin-bottom="0in" loext:contextual-spacing="false"/>
      <style:text-properties officeooo:rsid="00d06f26" officeooo:paragraph-rsid="00d06f26"/>
    </style:style>
    <style:style style:name="P21" style:family="paragraph" style:parent-style-name="Text_20_body">
      <style:paragraph-properties fo:margin-top="0in" fo:margin-bottom="0in" loext:contextual-spacing="false"/>
    </style:style>
    <style:style style:name="P22" style:family="paragraph" style:parent-style-name="Text_20_body">
      <style:paragraph-properties fo:margin-top="0in" fo:margin-bottom="0in" loext:contextual-spacing="false"/>
      <style:text-properties officeooo:rsid="000aede6"/>
    </style:style>
    <style:style style:name="P23" style:family="paragraph" style:parent-style-name="Text_20_body">
      <style:paragraph-properties fo:margin-top="0in" fo:margin-bottom="0in" loext:contextual-spacing="false"/>
      <style:text-properties officeooo:paragraph-rsid="00a440e7"/>
    </style:style>
    <style:style style:name="P24" style:family="paragraph" style:parent-style-name="Figure">
      <style:text-properties officeooo:paragraph-rsid="00a440e7"/>
    </style:style>
    <style:style style:name="P25" style:family="paragraph" style:parent-style-name="Figure">
      <style:text-properties officeooo:paragraph-rsid="00aa6458"/>
    </style:style>
    <style:style style:name="P26" style:family="paragraph" style:parent-style-name="Figure" style:master-page-name="">
      <style:paragraph-properties fo:margin-top="0.0201in" fo:margin-bottom="0.0799in" loext:contextual-spacing="false" style:page-number="auto" style:writing-mode="page"/>
      <style:text-properties officeooo:paragraph-rsid="00a440e7"/>
    </style:style>
    <style:style style:name="P27" style:family="paragraph" style:parent-style-name="Text_20_body">
      <style:paragraph-properties fo:margin-top="0.0201in" fo:margin-bottom="0.0799in" loext:contextual-spacing="false" style:writing-mode="page"/>
      <style:text-properties officeooo:paragraph-rsid="00ae0884"/>
    </style:style>
    <style:style style:name="P28" style:family="paragraph" style:parent-style-name="Definition_20_Term">
      <style:text-properties officeooo:paragraph-rsid="00a440e7"/>
    </style:style>
    <style:style style:name="P29" style:family="paragraph" style:parent-style-name="Definition_20_Term">
      <style:text-properties officeooo:paragraph-rsid="00d06f26"/>
    </style:style>
    <style:style style:name="P30" style:family="paragraph" style:parent-style-name="Text_20_Body_20_List_20_Intro">
      <style:text-properties officeooo:paragraph-rsid="00a440e7"/>
    </style:style>
    <style:style style:name="P31" style:family="paragraph" style:parent-style-name="Caption">
      <style:text-properties officeooo:paragraph-rsid="00a440e7"/>
    </style:style>
    <style:style style:name="P32" style:family="paragraph" style:parent-style-name="Title">
      <style:text-properties fo:language="en" fo:country="US" officeooo:rsid="001f0121" officeooo:paragraph-rsid="00a440e7"/>
    </style:style>
    <style:style style:name="P33" style:family="paragraph" style:parent-style-name="Text_20_body">
      <style:paragraph-properties fo:margin-top="0in" fo:margin-bottom="0.0193in" loext:contextual-spacing="false"/>
      <style:text-properties officeooo:paragraph-rsid="00a440e7"/>
    </style:style>
    <style:style style:name="P34" style:family="paragraph" style:parent-style-name="Contents_20_3">
      <style:paragraph-properties>
        <style:tab-stops>
          <style:tab-stop style:position="6.2929in" style:type="right" style:leader-style="dotted" style:leader-text="."/>
        </style:tab-stops>
      </style:paragraph-properties>
    </style:style>
    <style:style style:name="P35" style:family="paragraph" style:parent-style-name="Text_20_Body_20_List_20_Intro">
      <style:paragraph-properties fo:margin-top="0.0402in" fo:margin-bottom="0.0799in" loext:contextual-spacing="false" style:writing-mode="page"/>
      <style:text-properties officeooo:paragraph-rsid="00a440e7"/>
    </style:style>
    <style:style style:name="P36" style:family="paragraph" style:parent-style-name="Text_20_Body_20_List_20_Intro">
      <style:paragraph-properties fo:margin-top="0.1181in" fo:margin-bottom="0.0827in" loext:contextual-spacing="false" style:writing-mode="page"/>
      <style:text-properties officeooo:paragraph-rsid="00a440e7"/>
    </style:style>
    <style:style style:name="P37" style:family="paragraph" style:parent-style-name="Contents_20_2">
      <style:paragraph-properties>
        <style:tab-stops>
          <style:tab-stop style:position="6.4965in" style:type="right" style:leader-style="dotted" style:leader-text="."/>
        </style:tab-stops>
      </style:paragraph-properties>
    </style:style>
    <style:style style:name="P38" style:family="paragraph" style:parent-style-name="Contents_20_1">
      <style:paragraph-properties>
        <style:tab-stops>
          <style:tab-stop style:position="6.6929in" style:type="right" style:leader-style="dotted" style:leader-text="."/>
        </style:tab-stops>
      </style:paragraph-properties>
    </style:style>
    <style:style style:name="P39" style:family="paragraph" style:parent-style-name="Standard">
      <style:text-properties officeooo:paragraph-rsid="00d698ad"/>
    </style:style>
    <style:style style:name="P4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1" style:family="paragraph" style:parent-style-name="Heading_20_2">
      <style:text-properties officeooo:paragraph-rsid="00733b65"/>
    </style:style>
    <style:style style:name="P42" style:family="paragraph" style:parent-style-name="Heading_20_2">
      <style:text-properties officeooo:paragraph-rsid="00a440e7"/>
    </style:style>
    <style:style style:name="P43" style:family="paragraph" style:parent-style-name="Heading_20_1">
      <style:text-properties officeooo:paragraph-rsid="00a440e7"/>
    </style:style>
    <style:style style:name="P44" style:family="paragraph" style:parent-style-name="Heading_20_1" style:master-page-name="LOFrontMatter">
      <style:paragraph-properties style:page-number="auto"/>
      <style:text-properties fo:language="en" fo:country="US"/>
    </style:style>
    <style:style style:name="P45" style:family="paragraph" style:parent-style-name="Heading_20_1" style:master-page-name="Standard">
      <style:paragraph-properties style:page-number="auto"/>
      <style:text-properties officeooo:paragraph-rsid="00a440e7"/>
    </style:style>
    <style:style style:name="P46" style:family="paragraph" style:parent-style-name="List_20_1">
      <style:text-properties officeooo:paragraph-rsid="00a440e7"/>
    </style:style>
    <style:style style:name="P47" style:family="paragraph" style:parent-style-name="List_20_1" style:list-style-name="OOoBullets_20_1">
      <style:text-properties officeooo:paragraph-rsid="00a440e7"/>
    </style:style>
    <style:style style:name="P48" style:family="paragraph" style:parent-style-name="List_20_1">
      <style:text-properties officeooo:paragraph-rsid="00d06f26"/>
    </style:style>
    <style:style style:name="P49" style:family="paragraph" style:parent-style-name="List_20_1" style:list-style-name="OOoBullets_20_1">
      <style:text-properties officeooo:rsid="00ac1a00" officeooo:paragraph-rsid="00ac1a00"/>
    </style:style>
    <style:style style:name="P50" style:family="paragraph" style:parent-style-name="List_20_1">
      <style:text-properties officeooo:rsid="00ac1a00" officeooo:paragraph-rsid="00ac1a00"/>
    </style:style>
    <style:style style:name="P51" style:family="paragraph" style:parent-style-name="List_20_1" style:list-style-name="List_20_1">
      <style:text-properties officeooo:paragraph-rsid="00c32c85"/>
    </style:style>
    <style:style style:name="P52" style:family="paragraph" style:parent-style-name="List_20_1">
      <style:text-properties officeooo:paragraph-rsid="00ae0884"/>
    </style:style>
    <style:style style:name="P53" style:family="paragraph" style:parent-style-name="List_20_1">
      <style:text-properties officeooo:paragraph-rsid="00d7dded"/>
    </style:style>
    <style:style style:name="P54" style:family="paragraph" style:parent-style-name="List_20_1" style:master-page-name="">
      <style:paragraph-properties style:page-number="auto" fo:keep-with-next="always" style:writing-mode="page"/>
      <style:text-properties officeooo:paragraph-rsid="00d06f26"/>
    </style:style>
    <style:style style:name="P55" style:family="paragraph" style:parent-style-name="Heading_20_Note">
      <style:text-properties officeooo:paragraph-rsid="00a440e7"/>
    </style:style>
    <style:style style:name="P56" style:family="paragraph" style:parent-style-name="Heading_20_Tip">
      <style:paragraph-properties fo:margin-top="0.0201in" fo:margin-bottom="0.05in" loext:contextual-spacing="false" style:writing-mode="page"/>
    </style:style>
    <style:style style:name="P57" style:family="paragraph" style:parent-style-name="Numbering_20_2">
      <style:text-properties officeooo:paragraph-rsid="00a440e7"/>
    </style:style>
    <style:style style:name="P58" style:family="paragraph" style:parent-style-name="Numbering_20_1" style:list-style-name="Numbering_20_1"/>
    <style:style style:name="P59" style:family="paragraph" style:parent-style-name="Numbering_20_1" style:list-style-name="Numbering_20_1">
      <style:text-properties officeooo:paragraph-rsid="00bec161"/>
    </style:style>
    <style:style style:name="P60" style:family="paragraph" style:parent-style-name="Numbering_20_1" style:list-style-name="Numbering_20_1">
      <style:text-properties officeooo:paragraph-rsid="00b18097"/>
    </style:style>
    <style:style style:name="P61" style:family="paragraph" style:parent-style-name="Numbering_20_1" style:list-style-name="L1">
      <style:text-properties officeooo:paragraph-rsid="00a440e7"/>
    </style:style>
    <style:style style:name="P62" style:family="paragraph" style:parent-style-name="Numbering_20_1">
      <style:text-properties officeooo:paragraph-rsid="00a440e7"/>
    </style:style>
    <style:style style:name="P63" style:family="paragraph" style:parent-style-name="Numbering_20_1">
      <style:paragraph-properties fo:margin-top="0in" fo:margin-bottom="0.0799in" loext:contextual-spacing="false" style:writing-mode="page"/>
    </style:style>
    <style:style style:name="P64" style:family="paragraph" style:parent-style-name="Numbering_20_1" style:list-style-name="L1">
      <style:paragraph-properties fo:margin-top="0in" fo:margin-bottom="0.0799in" loext:contextual-spacing="false" style:writing-mode="page"/>
      <style:text-properties officeooo:paragraph-rsid="00a440e7"/>
    </style:style>
    <style:style style:name="P65" style:family="paragraph" style:parent-style-name="Heading_20_3">
      <style:text-properties officeooo:paragraph-rsid="00a440e7"/>
    </style:style>
    <style:style style:name="P66" style:family="paragraph" style:parent-style-name="Heading_20_3">
      <style:text-properties officeooo:paragraph-rsid="00a703fc"/>
    </style:style>
    <style:style style:name="P67" style:family="paragraph" style:parent-style-name="Heading_20_3">
      <style:paragraph-properties fo:margin-top="0.1in" fo:margin-bottom="0.0402in" loext:contextual-spacing="false" style:writing-mode="page"/>
      <style:text-properties officeooo:paragraph-rsid="00a440e7"/>
    </style:style>
    <style:style style:name="P68" style:family="paragraph" style:parent-style-name="List_20_2">
      <style:text-properties officeooo:paragraph-rsid="00a440e7"/>
    </style:style>
    <style:style style:name="P69" style:family="paragraph">
      <loext:graphic-properties draw:fill="none"/>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b38684"/>
    </style:style>
    <style:style style:name="T7" style:family="text">
      <style:text-properties officeooo:rsid="00c983eb"/>
    </style:style>
    <style:style style:name="T8" style:family="text">
      <style:text-properties officeooo:rsid="00cca203"/>
    </style:style>
    <style:style style:name="T9" style:family="text">
      <style:text-properties fo:font-weight="normal" style:font-weight-asian="normal" style:font-weight-complex="normal"/>
    </style:style>
    <style:style style:name="T10" style:family="text">
      <style:text-properties fo:language="en" fo:country="US"/>
    </style:style>
    <style:style style:name="T11" style:family="text">
      <style:text-properties fo:language="en" fo:country="US" officeooo:rsid="00048fb0"/>
    </style:style>
    <style:style style:name="T12" style:family="text">
      <style:text-properties style:font-weight-asian="bold" style:font-weight-complex="bold"/>
    </style:style>
    <style:style style:name="T13" style:family="text">
      <style:text-properties officeooo:rsid="005e68eb"/>
    </style:style>
    <style:style style:name="T14" style:family="text">
      <style:text-properties style:font-name="Times New Roman"/>
    </style:style>
    <style:style style:name="T15" style:family="text">
      <style:text-properties officeooo:rsid="00232bb6"/>
    </style:style>
    <style:style style:name="T16" style:family="text">
      <style:text-properties style:font-name="Liberation Sans5" officeooo:rsid="0019deb4" style:font-name-asian="Liberation Sans5" style:font-name-complex="Liberation Sans5"/>
    </style:style>
    <style:style style:name="T17" style:family="text">
      <style:text-properties officeooo:rsid="00a440e7"/>
    </style:style>
    <style:style style:name="T18" style:family="text">
      <style:text-properties officeooo:rsid="009579d2"/>
    </style:style>
    <style:style style:name="T19" style:family="text">
      <style:text-properties officeooo:rsid="009dc560"/>
    </style:style>
    <style:style style:name="T20" style:family="text">
      <style:text-properties officeooo:rsid="003f81e0"/>
    </style:style>
    <style:style style:name="T21" style:family="text">
      <style:text-properties officeooo:rsid="009e6949"/>
    </style:style>
    <style:style style:name="T22" style:family="text">
      <style:text-properties style:language-asian="en" style:country-asian="US"/>
    </style:style>
    <style:style style:name="T23" style:family="text">
      <style:text-properties officeooo:rsid="003d928e"/>
    </style:style>
    <style:style style:name="T24" style:family="text">
      <style:text-properties officeooo:rsid="0015b03a"/>
    </style:style>
    <style:style style:name="T25" style:family="text">
      <style:text-properties officeooo:rsid="00235b1a"/>
    </style:style>
    <style:style style:name="T26" style:family="text">
      <style:text-properties officeooo:rsid="00196fee"/>
    </style:style>
    <style:style style:name="T27" style:family="text">
      <style:text-properties officeooo:rsid="005d7787"/>
    </style:style>
    <style:style style:name="T28" style:family="text">
      <style:text-properties officeooo:rsid="0064bc0d"/>
    </style:style>
    <style:style style:name="T29" style:family="text">
      <style:text-properties officeooo:rsid="005f17eb"/>
    </style:style>
    <style:style style:name="T30" style:family="text">
      <style:text-properties officeooo:rsid="00a52dc1"/>
    </style:style>
    <style:style style:name="T31" style:family="text">
      <style:text-properties officeooo:rsid="00a6638d"/>
    </style:style>
    <style:style style:name="T32" style:family="text">
      <style:text-properties officeooo:rsid="00a703fc"/>
    </style:style>
    <style:style style:name="T33" style:family="text">
      <style:text-properties officeooo:rsid="00a75dc9"/>
    </style:style>
    <style:style style:name="T34" style:family="text">
      <style:text-properties officeooo:rsid="00a80ba3"/>
    </style:style>
    <style:style style:name="T35" style:family="text">
      <style:text-properties officeooo:rsid="00aa6458"/>
    </style:style>
    <style:style style:name="T36" style:family="text">
      <style:text-properties officeooo:rsid="00ac1a00"/>
    </style:style>
    <style:style style:name="T37" style:family="text">
      <style:text-properties officeooo:rsid="00ae0884"/>
    </style:style>
    <style:style style:name="T38" style:family="text">
      <style:text-properties officeooo:rsid="00b18097"/>
    </style:style>
    <style:style style:name="T39" style:family="text">
      <style:text-properties officeooo:rsid="00bd8666"/>
    </style:style>
    <style:style style:name="T40" style:family="text">
      <style:text-properties officeooo:rsid="00c0a42c"/>
    </style:style>
    <style:style style:name="T41" style:family="text">
      <style:text-properties officeooo:rsid="00c17417"/>
    </style:style>
    <style:style style:name="T42" style:family="text">
      <style:text-properties officeooo:rsid="00c9a9a6"/>
    </style:style>
    <style:style style:name="T43" style:family="text">
      <style:text-properties officeooo:rsid="00cae766"/>
    </style:style>
    <style:style style:name="T44" style:family="text">
      <style:text-properties officeooo:rsid="00ce213b"/>
    </style:style>
    <style:style style:name="T45" style:family="text">
      <style:text-properties officeooo:rsid="00d06f26"/>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hadow="none" draw:shadow-opacity="100%"/>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0398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0236in, 0.0118in, 0.0354in, 0.0118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3134in, 0in, 0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348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3484in, 0.4575in, 0.6398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3252in, 0in, 1.311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left="none" fo:border-right="none" fo:border-top="none" fo:border-bottom="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398in" svg:stroke-color="#ff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15"><draw:frame draw:style-name="fr4" draw:name="Image1" text:anchor-type="paragraph" svg:x="1.3661in" svg:y="0.1772in" svg:width="3.3335in" svg:height="0.7in" draw:z-index="1"><draw:image xlink:href="Pictures/10000201000003E8000000D262270D7C3E523D96.png" xlink:type="simple" xlink:show="embed" xlink:actuate="onLoad"/></draw:frame>Začínáme s programem LibreOffice</text:p>
      <text:p text:style-name="P32">Kapitola 10 <text:s/><text:line-break/>Printing, Exporting, E‑mailing</text:p>
      <text:p text:style-name="P14"/>
      <text:h text:style-name="P44" text:outline-level="1"><text:bookmark-start text:name="__RefHeading__5636_1566568644"/>Autorská práva<text:bookmark-end text:name="__RefHeading__5636_1566568644"/></text:h>
      <text:p text:style-name="P8">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2">John A Smith</text:p>
          </table:table-cell>
          <table:table-cell office:value-type="string">
            <text:p text:style-name="P22">Jean Hollis Weber </text:p>
          </table:table-cell>
          <table:table-cell office:value-type="string">
            <text:p text:style-name="P21">Hazel Russman</text:p>
          </table:table-cell>
        </table:table-row>
        <table:table-row>
          <table:table-cell office:value-type="string">
            <text:p text:style-name="P21">Ron Faile Jr.</text:p>
          </table:table-cell>
          <table:table-cell office:value-type="string">
            <text:p text:style-name="P20">Olivier Hallot</text:p>
          </table:table-cell>
          <table:table-cell office:value-type="string">
            <text:p text:style-name="P18"/>
          </table:table-cell>
        </table:table-row>
      </table:table>
      <text:h text:style-name="Heading_20_2" text:outline-level="2"><text:bookmark-start text:name="__RefHeading__5640_1566568644"/>Zpětná vazba<text:bookmark-end text:name="__RefHeading__5640_156656864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8">Poznámka: Všechno, co do e-mailové konference pošlete, včetně e-mailové adresy a dalších osobních informací uvedených ve zprávě, bude veřejně viditelné bez možnosti smazání.</text:p>
      <text:h text:style-name="P41" text:outline-level="2"><text:bookmark-start text:name="__RefHeading__5642_1566568644"/>Poděkování<text:bookmark-end text:name="__RefHeading__5642_1566568644"/></text:h>
      <text:p text:style-name="P4">Tato kapitola byla vytvořena na základě kapitoly 10 knihy <text:span text:style-name="LOEmphasis">Getting Started with OpenOffice.org 3.3</text:span>. Do původní kapitoly přispěli:</text:p>
      <table:table table:name="Table14" table:style-name="Table14">
        <table:table-column table:style-name="Table14.A" table:number-columns-repeated="3"/>
        <table:table-row>
          <table:table-cell office:value-type="string">
            <text:p text:style-name="P23">Jean Hollis Weber</text:p>
          </table:table-cell>
          <table:table-cell office:value-type="string">
            <text:p text:style-name="P23">Agnes Belzunce</text:p>
          </table:table-cell>
          <table:table-cell office:value-type="string">
            <text:p text:style-name="P23">Michael Kotsarinis</text:p>
          </table:table-cell>
        </table:table-row>
        <table:table-row>
          <table:table-cell office:value-type="string">
            <text:p text:style-name="P23">Peter Kupfer</text:p>
          </table:table-cell>
          <table:table-cell office:value-type="string">
            <text:p text:style-name="P23">Robert Scott &lt;br0 /&gt;</text:p>
          </table:table-cell>
          <table:table-cell office:value-type="string">
            <text:p text:style-name="P23">Janet M. Swisher</text:p>
          </table:table-cell>
        </table:table-row>
        <table:table-row>
          <table:table-cell office:value-type="string">
            <text:p text:style-name="P23">Joe Sellman</text:p>
          </table:table-cell>
          <table:table-cell office:value-type="string">
            <text:p text:style-name="P19"/>
          </table:table-cell>
          <table:table-cell office:value-type="string">
            <text:p text:style-name="P19"/>
          </table:table-cell>
        </table:table-row>
      </table:table>
      <text:h text:style-name="P42" text:outline-level="2"><text:bookmark-start text:name="__RefHeading__5644_1566568644"/>Datum vydání a verze programu<text:bookmark-end text:name="__RefHeading__5644_1566568644"/></text:h>
      <text:p text:style-name="P4">Published 21 June 2016. Based on LibreOffice 5.0.</text:p>
      <text:h text:style-name="Heading_20_2" text:outline-level="2"><text:bookmark-start text:name="__RefHeading__10532_462712302"/>Poznámka pro uživatele systému Mac<text:bookmark-end text:name="__RefHeading__10532_462712302"/></text:h>
      <text:p text:style-name="P8">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nebo Linux</text:p>
          </table:table-cell>
          <table:table-cell table:style-name="Table5.A1" office:value-type="string">
            <text:p text:style-name="P17">Ekvivalent pro Mac</text:p>
          </table:table-cell>
          <table:table-cell table:style-name="Table5.A1" office:value-type="string">
            <text:p text:style-name="P17">Výsledek</text:p>
          </table:table-cell>
        </table:table-row>
        <table:table-row table:style-name="Table5.1">
          <table:table-cell table:style-name="Table5.A2" office:value-type="string">
            <text:p text:style-name="P16"><text:span text:style-name="LOMenuPath">Nástroje &gt; Možnosti</text:span> výběr v nabídce</text:p>
          </table:table-cell>
          <table:table-cell table:style-name="Table5.B2" office:value-type="string">
            <text:p text:style-name="P16"><text:span text:style-name="LOMenuPath">LibreOffice &gt; Předvolby</text:span></text:p>
          </table:table-cell>
          <table:table-cell table:style-name="Table5.B2" office:value-type="string">
            <text:p text:style-name="P16">Otevře nastavení s možnostmi<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16"><text:span text:style-name="LOKeystroke">Klepnutí pravým tlačítkem</text:span></text:p>
          </table:table-cell>
          <table:table-cell table:style-name="Table5.A2" office:value-type="string">
            <text:p text:style-name="P16">Control+klepnutí a/nebo klepnutí pravým tlačítkem v závislosti na operačním systému počítače</text:p>
          </table:table-cell>
          <table:table-cell table:style-name="Table5.B2" office:value-type="string">
            <text:p text:style-name="P16">Otevře se místní nabídka</text:p>
          </table:table-cell>
        </table:table-row>
        <table:table-row table:style-name="Table5.1">
          <table:table-cell table:style-name="Table5.A2" office:value-type="string">
            <text:p text:style-name="P16"><text:span text:style-name="LOKeystroke">Ctrl</text:span> (<text:span text:style-name="LOKeystroke">Control</text:span>)</text:p>
          </table:table-cell>
          <table:table-cell table:style-name="Table5.A2" office:value-type="string">
            <text:p text:style-name="P16">⌘ (<text:span text:style-name="LOKeystroke">Command</text:span>)</text:p>
          </table:table-cell>
          <table:table-cell table:style-name="Table5.A2" office:value-type="string">
            <text:p text:style-name="P16">Používá se i s jinými klávesami</text:p>
          </table:table-cell>
        </table:table-row>
        <table:table-row table:style-name="Table5.1">
          <table:table-cell table:style-name="Table5.A2" office:value-type="string">
            <text:p text:style-name="P16"><text:span text:style-name="LOKeystroke">F5</text:span></text:p>
          </table:table-cell>
          <table:table-cell table:style-name="Table5.A2" office:value-type="string">
            <text:p text:style-name="P16"><text:span text:style-name="LOKeystroke">Shift</text:span>+⌘+<text:span text:style-name="LOKeystroke">F5</text:span></text:p>
          </table:table-cell>
          <table:table-cell table:style-name="Table5.A2" office:value-type="string">
            <text:p text:style-name="P16">Otevře Navigátor</text:p>
          </table:table-cell>
        </table:table-row>
        <table:table-row table:style-name="Table5.1">
          <table:table-cell table:style-name="Table5.A2" office:value-type="string">
            <text:p text:style-name="P16"><text:span text:style-name="LOKeystroke">F11</text:span></text:p>
          </table:table-cell>
          <table:table-cell table:style-name="Table5.A2" office:value-type="string">
            <text:p text:style-name="P16">⌘+<text:span text:style-name="LOKeystroke">T</text:span></text:p>
          </table:table-cell>
          <table:table-cell table:style-name="Table5.A2" office:value-type="string">
            <text:p text:style-name="P16">Otevře okno Styly a formátování.</text:p>
          </table:table-cell>
        </table:table-row>
      </table:table>
      <text:p text:style-name="P3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37"><text:a xlink:type="simple" xlink:href="#__RefHeading__5640_1566568644" text:style-name="Index_20_Link" text:visited-style-name="Index_20_Link">Zpětná vazba<text:tab/>2</text:a></text:p>
          <text:p text:style-name="P37"><text:a xlink:type="simple" xlink:href="#__RefHeading__5642_1566568644" text:style-name="Index_20_Link" text:visited-style-name="Index_20_Link">Poděkování<text:tab/>2</text:a></text:p>
          <text:p text:style-name="P37"><text:a xlink:type="simple" xlink:href="#__RefHeading__5644_1566568644" text:style-name="Index_20_Link" text:visited-style-name="Index_20_Link">Datum vydání a verze programu<text:tab/>2</text:a></text:p>
          <text:p text:style-name="P37"><text:a xlink:type="simple" xlink:href="#__RefHeading__10532_462712302" text:style-name="Index_20_Link" text:visited-style-name="Index_20_Link">Poznámka pro uživatele systému Mac<text:tab/>2</text:a></text:p>
          <text:p text:style-name="P38"><text:a xlink:type="simple" xlink:href="#__RefHeading___Toc3606_1757746079" text:style-name="Index_20_Link" text:visited-style-name="Index_20_Link">Rychlý tisk<text:tab/>4</text:a></text:p>
          <text:p text:style-name="P38"><text:a xlink:type="simple" xlink:href="#__RefHeading__171723_780470623" text:style-name="Index_20_Link" text:visited-style-name="Index_20_Link">Ovládání tisku<text:tab/>4</text:a></text:p>
          <text:p text:style-name="P37"><text:a xlink:type="simple" xlink:href="#__RefHeading__18347_1712854287" text:style-name="Index_20_Link" text:visited-style-name="Index_20_Link">Nastavení obecných možností tisku<text:tab/>5</text:a></text:p>
          <text:p text:style-name="P37"><text:a xlink:type="simple" xlink:href="#__RefHeading__8511_1712854287" text:style-name="Index_20_Link" text:visited-style-name="Index_20_Link">Tisk více stran na jeden list papíru<text:tab/>6</text:a></text:p>
          <text:p text:style-name="P37"><text:a xlink:type="simple" xlink:href="#__RefHeading__74168_1365249792" text:style-name="Index_20_Link" text:visited-style-name="Index_20_Link">Volba stran / listů / snímků na tisk<text:tab/>7</text:a></text:p>
          <text:p text:style-name="P34"><text:a xlink:type="simple" xlink:href="#__RefHeading__8519_1712854287" text:style-name="Index_20_Link" text:visited-style-name="Index_20_Link">Writer<text:tab/>7</text:a></text:p>
          <text:p text:style-name="P34"><text:a xlink:type="simple" xlink:href="#__RefHeading__8521_1712854287" text:style-name="Index_20_Link" text:visited-style-name="Index_20_Link">Calc<text:tab/>8</text:a></text:p>
          <text:p text:style-name="P34"><text:a xlink:type="simple" xlink:href="#__RefHeading__8523_1712854287" text:style-name="Index_20_Link" text:visited-style-name="Index_20_Link">Impress a  Draw<text:tab/>8</text:a></text:p>
          <text:p text:style-name="P37"><text:a xlink:type="simple" xlink:href="#__RefHeading__8525_1712854287" text:style-name="Index_20_Link" text:visited-style-name="Index_20_Link">Tisk podkladů, poznámek nebo osnovy v Impress<text:tab/>9</text:a></text:p>
          <text:p text:style-name="P37"><text:a xlink:type="simple" xlink:href="#__RefHeading__11351_1712854287" text:style-name="Index_20_Link" text:visited-style-name="Index_20_Link">Tisk příručky<text:tab/>10</text:a></text:p>
          <text:p text:style-name="P37"><text:a xlink:type="simple" xlink:href="#__RefHeading__19566_697337876" text:style-name="Index_20_Link" text:visited-style-name="Index_20_Link">Tisk obálek, etiket a vizitek<text:tab/>11</text:a></text:p>
          <text:p text:style-name="P37"><text:a xlink:type="simple" xlink:href="#__RefHeading__18349_1712854287" text:style-name="Index_20_Link" text:visited-style-name="Index_20_Link">Černobílý tisk (na barevné tiskárně)<text:tab/>11</text:a></text:p>
          <text:p text:style-name="P37"><text:a xlink:type="simple" xlink:href="#__RefHeading__18351_1712854287" text:style-name="Index_20_Link" text:visited-style-name="Index_20_Link">Náhled stran / listů před tiskem<text:tab/>12</text:a></text:p>
          <text:p text:style-name="P34"><text:a xlink:type="simple" xlink:href="#__RefHeading__8515_1712854287" text:style-name="Index_20_Link" text:visited-style-name="Index_20_Link">Writer<text:tab/>12</text:a></text:p>
          <text:p text:style-name="P34"><text:a xlink:type="simple" xlink:href="#__RefHeading__8517_1712854287" text:style-name="Index_20_Link" text:visited-style-name="Index_20_Link">Calc<text:tab/>12</text:a></text:p>
          <text:p text:style-name="P38"><text:a xlink:type="simple" xlink:href="#__RefHeading__8527_1712854287" text:style-name="Index_20_Link" text:visited-style-name="Index_20_Link">Export do PDF<text:tab/>12</text:a></text:p>
          <text:p text:style-name="P37"><text:a xlink:type="simple" xlink:href="#__RefHeading__171727_780470623" text:style-name="Index_20_Link" text:visited-style-name="Index_20_Link">Rychlý export do PDF<text:tab/>13</text:a></text:p>
          <text:p text:style-name="P37"><text:a xlink:type="simple" xlink:href="#__RefHeading__171729_780470623" text:style-name="Index_20_Link" text:visited-style-name="Index_20_Link">Nastavení obsahu a kvality PDF<text:tab/>13</text:a></text:p>
          <text:p text:style-name="P34"><text:a xlink:type="simple" xlink:href="#__RefHeading__171731_780470623" text:style-name="Index_20_Link" text:visited-style-name="Index_20_Link">Karta Obecné v dialogovém okně Možnosti PDF<text:tab/>13</text:a></text:p>
          <text:p text:style-name="P34"><text:a xlink:type="simple" xlink:href="#__RefHeading__171733_780470623" text:style-name="Index_20_Link" text:visited-style-name="Index_20_Link">Karta Úvodní zobrazení v dialogovém okně Možnosti PDF<text:tab/>15</text:a></text:p>
          <text:p text:style-name="P34"><text:a xlink:type="simple" xlink:href="#__RefHeading__4236_1385231065" text:style-name="Index_20_Link" text:visited-style-name="Index_20_Link">Karta Uživatelské rozhraní v dialogovém okně Možnosti PDF<text:tab/>15</text:a></text:p>
          <text:p text:style-name="P34"><text:a xlink:type="simple" xlink:href="#__RefHeading__171737_780470623" text:style-name="Index_20_Link" text:visited-style-name="Index_20_Link">Karta Odkazy v dialogovém okně Možnosti PDF<text:tab/>16</text:a></text:p>
          <text:p text:style-name="P34"><text:a xlink:type="simple" xlink:href="#__RefHeading__171739_780470623" text:style-name="Index_20_Link" text:visited-style-name="Index_20_Link">Karta Bezpečnost v dialogovém okně Možnosti PDF<text:tab/>17</text:a></text:p>
          <text:p text:style-name="P34"><text:a xlink:type="simple" xlink:href="#__RefHeading___Toc4609_1757746079" text:style-name="Index_20_Link" text:visited-style-name="Index_20_Link">Digital Signatures page of PDF Options dialog<text:tab/>18</text:a></text:p>
          <text:p text:style-name="P38"><text:a xlink:type="simple" xlink:href="#__RefHeading__4238_1385231065" text:style-name="Index_20_Link" text:visited-style-name="Index_20_Link">Export do jiných formátů<text:tab/>19</text:a></text:p>
          <text:p text:style-name="P38"><text:a xlink:type="simple" xlink:href="#__RefHeading__171743_780470623" text:style-name="Index_20_Link" text:visited-style-name="Index_20_Link">Odesílání dokumentů elektronickou poštou<text:tab/>19</text:a></text:p>
          <text:p text:style-name="P37"><text:a xlink:type="simple" xlink:href="#__RefHeading__171745_780470623" text:style-name="Index_20_Link" text:visited-style-name="Index_20_Link">Odesílání dokumentů více příjemcům<text:tab/>20</text:a></text:p>
          <text:p text:style-name="P38"><text:a xlink:type="simple" xlink:href="#__RefHeading__171747_780470623" text:style-name="Index_20_Link" text:visited-style-name="Index_20_Link">Elektronické podepisování dokumentů<text:tab/>22</text:a></text:p>
          <text:p text:style-name="P38"><text:a xlink:type="simple" xlink:href="#__RefHeading__9455_1957009194" text:style-name="Index_20_Link" text:visited-style-name="Index_20_Link">Odstranění osobních údajů<text:tab/>23</text:a></text:p>
        </text:index-body>
      </text:table-of-content>
      <text:p text:style-name="Page_20_Break"/>
      <text:h text:style-name="P45" text:outline-level="1"><text:bookmark-start text:name="__RefHeading___Toc3606_1757746079"/>Rychlý tisk<text:bookmark-end text:name="__RefHeading___Toc3606_1757746079"/></text:h>
      <text:p text:style-name="P6">Click the <text:alphabetical-index-mark text:string-value="tisknout soubor přímo"/><text:span text:style-name="LOMenuPath">Print File Directly</text:span> icon (<draw:frame draw:style-name="fr5" draw:name="Graphic10" text:anchor-type="as-char" svg:y="-0.1902in" svg:width="0.2701in" svg:height="0.2701in" draw:z-index="3"><draw:image xlink:href="Pictures/100000000000001A0000001A368D0BC4D3561427.png" xlink:type="simple" xlink:show="embed" xlink:actuate="onLoad"/></draw:frame>) to send the entire document to the default printer defined for your computer.</text:p>
      <text:list xml:id="list6177157054665335111" text:style-name="Heading_20_Note">
        <text:list-item>
          <text:p text:style-name="P55">Poznámka</text:p>
        </text:list-item>
      </text:list>
      <text:p text:style-name="P12">Akci spojenou s ikonou <text:span text:style-name="LOMenuPath">Tisk souboru přímo</text:span> můžeme změnit k odeslání dokumentu na tiskárnu definovanou v dokumentu namísto výchozí tiskárny pro počítač. Zvolte <text:span text:style-name="LOMenuPath">Nástroje &gt; Možnosti &gt; Načítání/Ukládání &gt; Obecné </text:span>a vyberte možnost <text:span text:style-name="LOMenuPath"> Načíst nastavení tiskárny s dokumentem</text:span>.</text:p>
      <text:h text:style-name="P43" text:outline-level="1"><text:bookmark-start text:name="__RefHeading__171723_780470623"/>Ovládání tisku<text:bookmark-end text:name="__RefHeading__171723_780470623"/></text:h>
      <text:p text:style-name="P6">Pro více možností nastavení tisku použijte tiskový dialog (<text:span text:style-name="LOMenuPath">Soubor &gt; Tisk </text:span> nebo <text:span text:style-name="LOKeystroke">Ctrl+P</text:span>).</text:p>
      <text:p text:style-name="P24"><draw:frame draw:style-name="fr1" draw:name="Frame10" text:anchor-type="as-char" svg:width="6.6929in" draw:z-index="4"><draw:text-box fo:min-height="4.352in"><text:p text:style-name="Caption"><draw:frame draw:style-name="fr6" draw:name="Image4" text:anchor-type="as-char" svg:width="6.6929in" style:rel-width="100%" svg:height="4.352in" style:rel-height="scale" draw:z-index="6"><draw:image xlink:href="Pictures/100002010000031B000002052B8F25AD773EB3BC.png" xlink:type="simple" xlink:show="embed" xlink:actuate="onLoad"/></draw:frame></text:p><text:p text:style-name="Caption">Obrázek <text:sequence text:ref-name="refFigure0" text:name="Figure" text:formula="ooow:Figure+1" style:num-format="1">1 </text:sequence>: Dialogové okno &lt;is1 /&gt; Tisk<text:alphabetical-index-mark-end text:id="IMark140503348694672"/></text:p></draw:text-box></draw:frame></text:p>
      <text:list xml:id="list84637047090632" text:continue-numbering="true" text:style-name="Heading_20_Note">
        <text:list-item>
          <text:p text:style-name="P55">Poznámka</text:p>
        </text:list-item>
      </text:list>
      <text:p text:style-name="P12">Možnosti vybrané v dialogovém okně Tisk se vztahují pouze na aktuální tisku tohoto dokumentu.</text:p>
      <text:p text:style-name="P12">To specify default printing settings for LibreOffice, go to <text:span text:style-name="LOMenuPath">Tools &gt; Options &gt;</text:span> <text:span text:style-name="LOMenuPath">LibreOffice &gt; Print</text:span> and <text:span text:style-name="LOMenuPath">Tools &gt; Options &gt; LibreOffice [Component] &gt; Print</text:span>. Více informací se nachází v kapitole 2, Nastavení LibreOffice.</text:p>
      <text:p text:style-name="P6">Dialogové okno Tisk má čtyři karty, ze kterých můžeme vybrat celou řadu možností, jak je popsáno v následujících částech.</text:p>
      <text:p text:style-name="P6"><text:soft-page-break/>Jednotlivé součásti LibreOffice mají k dispozici různá nastavení tisku, jak je shrnuto v tabulce <text:sequence-ref text:reference-format="value" text:ref-name="refTable0">1</text:sequence-ref>.</text:p>
      <text:p text:style-name="P31">Tabulka <text:sequence text:ref-name="refTable0" text:name="Table" text:formula="ooow:Table+1" style:num-format="1">1 </text:sequence>: Možnosti tisku v součástech LibreOffice</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33">Funkce</text:p>
          </table:table-cell>
          <table:table-cell table:style-name="Table7.A1" office:value-type="string">
            <text:p text:style-name="P33">Writer</text:p>
          </table:table-cell>
          <table:table-cell table:style-name="Table7.A1" office:value-type="string">
            <text:p text:style-name="P33">Calc</text:p>
          </table:table-cell>
          <table:table-cell table:style-name="Table7.A1" office:value-type="string">
            <text:p text:style-name="P33">Impress</text:p>
          </table:table-cell>
          <table:table-cell table:style-name="Table7.A1" office:value-type="string">
            <text:p text:style-name="P33">Draw</text:p>
          </table:table-cell>
        </table:table-row>
        <table:table-row table:style-name="Table7.1">
          <table:table-cell table:style-name="Table7.A2" office:value-type="string">
            <text:p text:style-name="P33">Volba stran / listů / snímků na tisk</text:p>
          </table:table-cell>
          <table:table-cell table:style-name="Table7.B2" office:value-type="string">
            <text:p text:style-name="P33">Ano</text:p>
          </table:table-cell>
          <table:table-cell table:style-name="Table7.B2" office:value-type="string">
            <text:p text:style-name="P33">Ano</text:p>
          </table:table-cell>
          <table:table-cell table:style-name="Table7.B2" office:value-type="string">
            <text:p text:style-name="P33">Ano</text:p>
          </table:table-cell>
          <table:table-cell table:style-name="Table7.B2" office:value-type="string">
            <text:p text:style-name="P33">Ano</text:p>
          </table:table-cell>
        </table:table-row>
        <table:table-row table:style-name="Table7.1">
          <table:table-cell table:style-name="Table7.A2" office:value-type="string">
            <text:p text:style-name="P33">Tisk více stran / listů / snímků na jednu stranu</text:p>
          </table:table-cell>
          <table:table-cell table:style-name="Table7.B2" office:value-type="string">
            <text:p text:style-name="P33">Ano</text:p>
          </table:table-cell>
          <table:table-cell table:style-name="Table7.B2" office:value-type="string">
            <text:p text:style-name="P33">Ano</text:p>
          </table:table-cell>
          <table:table-cell table:style-name="Table7.B2" office:value-type="string">
            <text:p text:style-name="P33">Ano</text:p>
          </table:table-cell>
          <table:table-cell table:style-name="Table7.B2" office:value-type="string">
            <text:p text:style-name="P33">Ano</text:p>
          </table:table-cell>
        </table:table-row>
        <table:table-row table:style-name="Table7.1">
          <table:table-cell table:style-name="Table7.A2" office:value-type="string">
            <text:p text:style-name="P33">Tisk příručky</text:p>
          </table:table-cell>
          <table:table-cell table:style-name="Table7.B2" office:value-type="string">
            <text:p text:style-name="P33">Ano</text:p>
          </table:table-cell>
          <table:table-cell table:style-name="Table7.B2" office:value-type="string">
            <text:p text:style-name="P33">Ne</text:p>
          </table:table-cell>
          <table:table-cell table:style-name="Table7.B2" office:value-type="string">
            <text:p text:style-name="P33">Ano</text:p>
          </table:table-cell>
          <table:table-cell table:style-name="Table7.B2" office:value-type="string">
            <text:p text:style-name="P33">Ano</text:p>
          </table:table-cell>
        </table:table-row>
        <table:table-row table:style-name="Table7.1">
          <table:table-cell table:style-name="Table7.A7" office:value-type="string">
            <text:p text:style-name="P33">Tisk obálek</text:p>
          </table:table-cell>
          <table:table-cell table:style-name="Table7.B5" office:value-type="string">
            <text:p text:style-name="P33">Ano</text:p>
          </table:table-cell>
          <table:table-cell table:style-name="Table7.B5" office:value-type="string">
            <text:p text:style-name="P33">Ne</text:p>
          </table:table-cell>
          <table:table-cell table:style-name="Table7.B5" office:value-type="string">
            <text:p text:style-name="P33">Ne</text:p>
          </table:table-cell>
          <table:table-cell table:style-name="Table7.B5" office:value-type="string">
            <text:p text:style-name="P33">Ne</text:p>
          </table:table-cell>
        </table:table-row>
        <table:table-row table:style-name="Table7.1">
          <table:table-cell table:style-name="Table7.A7" office:value-type="string">
            <text:p text:style-name="P33">Tisk štítků nebo vizitek</text:p>
          </table:table-cell>
          <table:table-cell table:style-name="Table7.B5" office:value-type="string">
            <text:p text:style-name="P33">Ano</text:p>
          </table:table-cell>
          <table:table-cell table:style-name="Table7.B5" office:value-type="string">
            <text:p text:style-name="P33">Ne</text:p>
          </table:table-cell>
          <table:table-cell table:style-name="Table7.B5" office:value-type="string">
            <text:p text:style-name="P33">Ne</text:p>
          </table:table-cell>
          <table:table-cell table:style-name="Table7.B5" office:value-type="string">
            <text:p text:style-name="P33">Ne</text:p>
          </table:table-cell>
        </table:table-row>
        <table:table-row table:style-name="Table7.1">
          <table:table-cell table:style-name="Table7.A7" office:value-type="string">
            <text:p text:style-name="P33">Náhled stran / listů před tiskem</text:p>
          </table:table-cell>
          <table:table-cell table:style-name="Table7.B5" office:value-type="string">
            <text:p text:style-name="P33">Ano</text:p>
          </table:table-cell>
          <table:table-cell table:style-name="Table7.B5" office:value-type="string">
            <text:p text:style-name="P33">Ano</text:p>
          </table:table-cell>
          <table:table-cell table:style-name="Table7.B5" office:value-type="string">
            <text:p text:style-name="P33">Ne</text:p>
          </table:table-cell>
          <table:table-cell table:style-name="Table7.B5" office:value-type="string">
            <text:p text:style-name="P33">Ne</text:p>
          </table:table-cell>
        </table:table-row>
      </table:table>
      <text:h text:style-name="P42" text:outline-level="2"><text:bookmark-start text:name="__RefHeading__18347_1712854287"/>Nastavení <text:alphabetical-index-mark text:string-value="obecné možnosti" text:key1="tisk"/> obecných možností tisku<text:bookmark-end text:name="__RefHeading__18347_1712854287"/></text:h>
      <text:p text:style-name="P30">Na kartě <text:span text:style-name="LOEmphasis">Obecné</text:span> v dialogovém okně Tisk můžeme zvolit:</text:p>
      <text:list xml:id="list5107748238015654886" text:style-name="List_20_1">
        <text:list-item>
          <text:p text:style-name="P46">The <text:span text:style-name="LOStrongEmphasis">printer</text:span> (from the printers available).</text:p>
        </text:list-item>
        <text:list-item text:style-override="OOoBullets_20_1">
          <text:p text:style-name="P47">Which <text:span text:style-name="LOStrongEmphasis">pages</text:span> to print, the number of copies to print, and whether to collate multiple copies (<text:span text:style-name="LOEmphasis">Range and copies</text:span> section).</text:p>
        </text:list-item>
        <text:list-item>
          <text:p text:style-name="P46">Zda chceme tisknout <text:span text:style-name="LOStrongEmphasis">komentáře</text:span>, které jsou v dokumentu, a kde se mají vytisknout.</text:p>
        </text:list-item>
      </text:list>
      <text:p text:style-name="P6">Některé volby nemusí být vždy k dispozici. Například, pokud dokument neobsahuje žádné komentáře, volba Tisk - Komentáře není aktivní.</text:p>
      <text:p text:style-name="P24"><draw:frame draw:style-name="fr1" draw:name="Frame4" text:anchor-type="as-char" svg:width="4.7661in" draw:z-index="7"><draw:text-box fo:min-height="1.5055in"><text:p text:style-name="Caption"><draw:frame draw:style-name="fr7" draw:name="Image14" text:anchor-type="as-char" svg:width="4.7244in" svg:height="1.248in" draw:z-index="8"><draw:image xlink:href="Pictures/100002010000021700000083E95C07A05954F27C.png" xlink:type="simple" xlink:show="embed" xlink:actuate="onLoad"/></draw:frame></text:p><text:p text:style-name="Caption">Obrázek <text:sequence text:ref-name="refFigure1" text:name="Figure" text:formula="ooow:Figure+1" style:num-format="1">2 </text:sequence>: Volba, zda a kdy chceme vytisknout komentáře</text:p></draw:text-box></draw:frame></text:p>
      <text:p text:style-name="P6">Select the <text:span text:style-name="LOMenuPath">Properties</text:span> button to display the selected printer’s properties dialog where you can choose portrait or landscape <text:alphabetical-index-mark text:string-value="orientace strany" text:key1="tisk"/>orientation, which paper tray to use, and the paper size to print on.</text:p>
      <text:p text:style-name="P6">On the Options tab of the Print dialog (Figure <text:sequence-ref text:reference-format="value" text:ref-name="refFigure2">3</text:sequence-ref>), the last item, <text:span text:style-name="LOEmphasis">Use only paper tray from printer preference</text:span>, is not available in Calc.</text:p>
      <text:p text:style-name="P24"><draw:frame draw:style-name="fr1" draw:name="Frame5" text:anchor-type="as-char" svg:width="5.1181in" draw:z-index="10"><draw:text-box fo:min-height="1.7681in"><text:p text:style-name="Caption"><draw:frame draw:style-name="fr8" draw:name="Image16" text:anchor-type="as-char" svg:width="5.1181in" style:rel-width="100%" svg:height="1.7681in" style:rel-height="scale" draw:z-index="11"><draw:image xlink:href="Pictures/1000020100000217000000B97EC20EC6628F6E11.png" xlink:type="simple" xlink:show="embed" xlink:actuate="onLoad"/></draw:frame></text:p><text:p text:style-name="Caption">Obrázek <text:sequence text:ref-name="refFigure2" text:name="Figure" text:formula="ooow:Figure+1" style:num-format="1">3 </text:sequence>: Obecné možnosti tisku</text:p></draw:text-box></draw:frame></text:p>
      <text:h text:style-name="P42" text:outline-level="2"><text:bookmark-start text:name="__RefHeading__8511_1712854287"/><text:soft-page-break/>Tisk <text:alphabetical-index-mark text:string-value="více stran na list" text:key1="tisk"/> více stran na jeden list papíru<text:bookmark-end text:name="__RefHeading__8511_1712854287"/></text:h>
      <text:p text:style-name="P30">Na jeden list papíru můžeme tisknout více stránek dokumentu. Provedeme to následovně:</text:p>
      <text:list xml:id="list5914917868788607105" text:style-name="Numbering_20_1">
        <text:list-item text:start-value="1">
          <text:p text:style-name="P59">In the Print dialog, select the Page Layout tab (Figure <text:sequence-ref text:reference-format="value" text:ref-name="refFigure3">4</text:sequence-ref>).</text:p>
        </text:list-item>
      </text:list>
      <text:p text:style-name="P24"><draw:frame draw:style-name="fr1" draw:name="Frame1" text:anchor-type="as-char" svg:width="6.6929in" draw:z-index="13"><draw:text-box fo:min-height="4.5972in"><text:p text:style-name="Caption"><draw:frame draw:style-name="fr6" draw:name="Image3" text:anchor-type="as-char" svg:width="6.6929in" style:rel-width="100%" svg:height="4.352in" style:rel-height="scale" draw:z-index="14"><draw:image xlink:href="Pictures/100002010000031B000002050C946D71CFECAF10.png" xlink:type="simple" xlink:show="embed" xlink:actuate="onLoad"/></draw:frame></text:p><text:p text:style-name="Caption">Obrázek <text:sequence text:ref-name="refFigure3" text:name="Figure" text:formula="ooow:Figure+1" style:num-format="1">4 </text:sequence>: Tisk více stran na jeden list papíru</text:p></draw:text-box></draw:frame></text:p>
      <text:list xml:id="list84636936666429" text:continue-numbering="true" text:style-name="Numbering_20_1">
        <text:list-item>
          <text:p text:style-name="Numbering_20_1">In the <text:span text:style-name="LOEmphasis">Layout</text:span> section, select from the drop-down list the number of pages to print per sheet. Náhled na levé straně dialogového okna Tisk ukazuje, jak bude tištěný dokument vypadat.</text:p>
        </text:list-item>
      </text:list>
      <text:p text:style-name="P11">When printing more than 2 pages per sheet, you can choose the order in which they are printed across and down the paper.</text:p>
      <text:p text:style-name="P24"><draw:frame draw:style-name="fr9" draw:name="Image17" text:anchor-type="as-char" svg:width="4.7244in" svg:height="1.8071in" draw:z-index="16"><draw:image xlink:href="Pictures/1000020100000217000000CEBC0DAFD96C77683A.png" xlink:type="simple" xlink:show="embed" xlink:actuate="onLoad"/></draw:frame></text:p>
      <text:list xml:id="list84638922965013" text:continue-numbering="true" text:style-name="Numbering_20_1">
        <text:list-item>
          <text:p text:style-name="Numbering_20_1">V části <text:span text:style-name="LOEmphasis">Strany stránek</text:span> zvolíme, zda chceme tisknout všechny stránky nebo jen některé stránky. Click the <text:span text:style-name="LOMenuPath">OK</text:span> button.</text:p>
        </text:list-item>
      </text:list>
      <text:list xml:id="list364485181473312258" text:style-name="Heading_20_Tip">
        <text:list-item>
          <text:p text:style-name="Heading_20_Tip">Tip</text:p>
        </text:list-item>
      </text:list>
      <text:p text:style-name="P12">Pokud chceme v programu Writer na list papíru tisknout „protilehlé strany“ (rozložení knihy), tisk spustíme z okna Náhled před tiskem namísto okna Tisk. Více najdeme na straně <text:bookmark-ref text:reference-format="page" text:ref-name="__RefHeading__8515_1712854287">12</text:bookmark-ref>.</text:p>
      <text:h text:style-name="P42" text:outline-level="2"><text:bookmark-start text:name="__RefHeading__74168_1365249792"/><text:soft-page-break/><text:alphabetical-index-mark text:string-value="vybrat, co tisknout" text:key1="tisk"/>Volba stran / listů / snímků na tisk<text:bookmark-end text:name="__RefHeading__74168_1365249792"/></text:h>
      <text:p text:style-name="P6">Kromě tisku celého dokumentu můžeme zvolit i tisk jednotlivých stran / listů / snímků, jakož i rozsahy stran / listů / snímků nebo výběr z dokumentu. The details vary slightly between Writer, Calc, Draw, and Impress, as described in this section.</text:p>
      <text:h text:style-name="P67" text:outline-level="3"><text:bookmark-start text:name="__RefHeading__8519_1712854287"/><text:alphabetical-index-mark-start text:id="IMark140504805631272" text:key1="printing"/>Writer<text:bookmark-end text:name="__RefHeading__8519_1712854287"/><text:alphabetical-index-mark-end text:id="IMark140504805631272"/></text:h>
      <text:p text:style-name="P30">Tisk jedné strany:</text:p>
      <text:list xml:id="list84637399574958" text:continue-list="list84638922965013"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 dialogovém okně Tisk zvolíme stranu, kterou chceme vytisknout.</text:p>
        </text:list-item>
      </text:list>
      <text:list xml:id="list8750728085873544271" text:style-name="Numbering_20_2">
        <text:list-item>
          <text:p text:style-name="P57">In the <text:span text:style-name="LOEmphasis">Range and copies</text:span> section of the General page, select the <text:span text:style-name="LOMenuPath">Pages</text:span> option. Ve vstupním textovém poli se zobrazí číslo aktuální strany.</text:p>
        </text:list-item>
        <text:list-item>
          <text:p text:style-name="P57">Zadáme číslo strany, kterou chceme vytisknout. Náhled v levé části se změní na zvolenou stranu.</text:p>
        </text:list-item>
      </text:list>
      <text:list xml:id="list84636966756258" text:continue-list="list84637399574958" text:style-name="Numbering_20_1">
        <text:list-item>
          <text:p text:style-name="P63">Klepneme na <text:span text:style-name="LOMenuPath">OK</text:span>.</text:p>
        </text:list-item>
      </text:list>
      <text:p text:style-name="P30">Tisk rozsahu stran:</text:p>
      <text:list xml:id="list84637195095973" text:continue-list="list84636966756258"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 dialogovém okně Tisk zvolíme rozsah stránek, který chceme vytisknout.</text:p>
        </text:list-item>
      </text:list>
      <text:list xml:id="list84637874343751" text:continue-list="list8750728085873544271" text:style-name="Numbering_20_2">
        <text:list-item text:start-value="1">
          <text:p text:style-name="P57">In the <text:span text:style-name="LOEmphasis">Range and copies</text:span> section of the General page, select the <text:span text:style-name="LOMenuPath">Pages</text:span> option.</text:p>
        </text:list-item>
        <text:list-item>
          <text:p text:style-name="P57">Zadáme pořadová čísla stran na tisk (například 1-4 nebo 1,3,7,11).</text:p>
        </text:list-item>
      </text:list>
      <text:list xml:id="list84637181500116" text:continue-list="list84637195095973" text:style-name="Numbering_20_1">
        <text:list-item>
          <text:p text:style-name="P63">Klepneme na <text:span text:style-name="LOMenuPath">OK</text:span>.</text:p>
        </text:list-item>
      </text:list>
      <text:p text:style-name="P30">Tisk vybraného textu:</text:p>
      <text:list xml:id="list84638362263911" text:continue-list="list84637181500116" text:style-name="Numbering_20_1">
        <text:list-item text:start-value="1">
          <text:p text:style-name="Numbering_20_1">V dokumentu vyznačíme materiál (text a grafika) na tisk.</text:p>
        </text:list-item>
        <text:list-item>
          <text:p text:style-name="Numbering_20_1">V hlavní nabídce zvolíme <text:span text:style-name="LOMenuPath">Soubor &gt; Tisk</text:span> nebo stiskneme <text:span text:style-name="LOKeystroke">Ctrl+P</text:span>.</text:p>
        </text:list-item>
        <text:list-item>
          <text:p text:style-name="Numbering_20_1">The <text:span text:style-name="LOEmphasis">Range and copies</text:span> section of the Print dialog now includes a <text:span text:style-name="LOMenuPath">Selection</text:span> option and the preview box shows the selected material. See Figure <text:sequence-ref text:reference-format="value" text:ref-name="refFigure4">5</text:sequence-ref>.</text:p>
        </text:list-item>
        <text:list-item>
          <text:p text:style-name="Numbering_20_1">Klepneme na <text:span text:style-name="LOMenuPath">OK</text:span>.</text:p>
        </text:list-item>
      </text:list>
      <text:p text:style-name="P24"><draw:frame draw:style-name="fr1" draw:name="Frame3" text:anchor-type="as-char" svg:width="6.2992in" draw:z-index="17"><draw:text-box fo:min-height="3.5827in"><text:p text:style-name="Caption"><draw:frame draw:style-name="fr10" draw:name="Image5" text:anchor-type="as-char" svg:width="6.2992in" style:rel-width="100%" svg:height="3.5827in" style:rel-height="scale" draw:z-index="18"><draw:image xlink:href="Pictures/100000000000041200000251D6A245AFC37AD511.png" xlink:type="simple" xlink:show="embed" xlink:actuate="onLoad"/></draw:frame></text:p><text:p text:style-name="Caption">Obrázek <text:sequence text:ref-name="refFigure4" text:name="Figure" text:formula="ooow:Figure+1" style:num-format="1">5 </text:sequence>: Tisk vybrané části textu</text:p></draw:text-box></draw:frame></text:p>
      <text:h text:style-name="P65" text:outline-level="3"><text:bookmark-start text:name="__RefHeading__8521_1712854287"/><text:soft-page-break/><text:alphabetical-index-mark-start text:id="IMark140504805623648" text:key1="printing"/>Calc<text:bookmark-end text:name="__RefHeading__8521_1712854287"/><text:alphabetical-index-mark-end text:id="IMark140504805623648"/></text:h>
      <text:p text:style-name="P6">Na tisk můžeme vybrat jednotlivé listy, několik listů a výběr buněk.</text:p>
      <text:p text:style-name="P24"><draw:frame draw:style-name="fr2" draw:name="Frame8" text:anchor-type="as-char" svg:width="4.7799in" draw:z-index="19"><draw:text-box fo:min-height="2.2346in"><text:p text:style-name="Caption"><draw:frame draw:style-name="fr7" draw:name="Image18" text:anchor-type="as-char" svg:width="4.7799in" svg:height="2.011in" draw:z-index="29"><draw:image xlink:href="Pictures/1000020100000217000000E6D0317CF676FCE105.png" xlink:type="simple" xlink:show="embed" xlink:actuate="onLoad"/></draw:frame></text:p><text:p text:style-name="Caption">Obrázek <text:sequence text:ref-name="refFigure5" text:name="Figure" text:formula="ooow:Figure+1" style:num-format="1">6 </text:sequence>: Výběr, co se bude v Calcu tisknout</text:p></draw:text-box></draw:frame></text:p>
      <text:p text:style-name="P30">Tisk jednotlivých listů:</text:p>
      <text:list xml:id="list8771307764310212878" text:style-name="L1">
        <text:list-item text:start-value="1">
          <text:p text:style-name="P61">V okně programu Calc kliknutím na záložku vybereme list, který chceme vytisknout.</text:p>
        </text:list-item>
        <text:list-item>
          <text:p text:style-name="P61">V hlavní nabídce zvolíme <text:span text:style-name="LOMenuPath">Soubor &gt; Tisk</text:span> nebo stiskneme <text:span text:style-name="LOKeystroke">Ctrl+P</text:span>.</text:p>
        </text:list-item>
        <text:list-item>
          <text:p text:style-name="P61">In the <text:span text:style-name="LOEmphasis">Range and copies</text:span> section of the Print dialog, choose the <text:span text:style-name="LOMenuPath">Selected sheets</text:span> option.</text:p>
        </text:list-item>
        <text:list-item>
          <text:p text:style-name="P64">Klepneme na <text:span text:style-name="LOMenuPath">OK</text:span>.</text:p>
        </text:list-item>
      </text:list>
      <text:p text:style-name="P30">Tisk výběru listů:</text:p>
      <text:list xml:id="list84637307487902" text:continue-list="list8771307764310212878" text:style-name="L1">
        <text:list-item text:start-value="1">
          <text:p text:style-name="P61">V programu Calc vybereme listy na tisk.</text:p>
        </text:list-item>
      </text:list>
      <text:list xml:id="list84638823072706" text:continue-list="list84637874343751" text:style-name="Numbering_20_2">
        <text:list-item text:start-value="1">
          <text:p text:style-name="P57">Vybereme první list.</text:p>
        </text:list-item>
        <text:list-item>
          <text:p text:style-name="P57">Přidržíme klávesu <text:span text:style-name="LOKeystroke">Ctrl</text:span>.</text:p>
        </text:list-item>
        <text:list-item>
          <text:p text:style-name="P57">Klikneme  na záložky dalších listů.</text:p>
        </text:list-item>
        <text:list-item>
          <text:p text:style-name="P57">Když jsou vybrány všechny požadované archy, uvolníme klávesu <text:span text:style-name="LOKeystroke">Ctrl</text:span>.</text:p>
        </text:list-item>
      </text:list>
      <text:list xml:id="list84637075860511" text:continue-list="list84637307487902" text:style-name="L1">
        <text:list-item>
          <text:p text:style-name="P61">V hlavní nabídce zvolíme <text:span text:style-name="LOMenuPath">Soubor &gt; Tisk</text:span> nebo stiskneme <text:span text:style-name="LOKeystroke">Ctrl+P</text:span>.</text:p>
        </text:list-item>
        <text:list-item>
          <text:p text:style-name="P61">In the <text:span text:style-name="LOEmphasis">Range and copies</text:span> section of the Print dialog, choose the <text:span text:style-name="LOMenuPath">Selected sheets</text:span> option.</text:p>
        </text:list-item>
        <text:list-item>
          <text:p text:style-name="P64">Klepneme na <text:span text:style-name="LOMenuPath">OK</text:span>.</text:p>
        </text:list-item>
      </text:list>
      <text:p text:style-name="P30">Tisk výběru buněk:</text:p>
      <text:list xml:id="list84637751349945" text:continue-list="list84638362263911" text:style-name="Numbering_20_1">
        <text:list-item text:start-value="1">
          <text:p text:style-name="P62">V dokumentu vybereme oblast buněk, kterou chceme vytisknout.</text:p>
        </text:list-item>
        <text:list-item>
          <text:p text:style-name="P62">V hlavní nabídce zvolíme <text:span text:style-name="LOMenuPath">Soubor &gt; Tisk</text:span> nebo stiskneme <text:span text:style-name="LOKeystroke">Ctrl+P</text:span>.</text:p>
        </text:list-item>
        <text:list-item>
          <text:p text:style-name="P62">V části <text:span text:style-name="LOEmphasis">Rozsah a kopie</text:span> na kartě Obecné dialogového okna Tisk zvolíme možnost <text:span text:style-name="LOEmphasis">Vybrané buňky</text:span>.</text:p>
        </text:list-item>
        <text:list-item>
          <text:p text:style-name="P62">Klepneme na <text:span text:style-name="LOMenuPath">OK</text:span>.</text:p>
        </text:list-item>
      </text:list>
      <text:list xml:id="list363320643538630885" text:style-name="Heading_20_Caution">
        <text:list-item>
          <text:p text:style-name="Heading_20_Caution">Upozornění</text:p>
        </text:list-item>
      </text:list>
      <text:p text:style-name="P12">Po dokončení tisku je třeba zrušit výběr listů. Pokud bychom je ponechali jako vybrané, při následujícím zadávání údajů do jednoho listu by se tyto údaje vkládaly do všech vybraných listů. To nemusí být to, co chceme.</text:p>
      <text:h text:style-name="P65" text:outline-level="3"><text:bookmark-start text:name="__RefHeading__8523_1712854287"/><text:alphabetical-index-mark text:string-value="Impress a  Draw" text:key1="tisk"/>Impress a  Draw<text:bookmark-end text:name="__RefHeading__8523_1712854287"/></text:h>
      <text:p text:style-name="P6">Pro tisk můžeme vybrat jednotlivé snímky, rozsahy snímků nebo výběry snímků.</text:p>
      <text:p text:style-name="P24"><text:soft-page-break/><draw:frame draw:style-name="fr3" draw:name="Frame21" text:anchor-type="as-char" svg:width="4.661in" draw:z-index="30"><draw:text-box fo:min-height="2.3972in"><text:p text:style-name="Caption"><draw:frame draw:style-name="fr10" draw:name="Image20" text:anchor-type="as-char" svg:width="4.661in" style:rel-width="100%" svg:height="2.1437in" style:rel-height="scale" draw:z-index="31"><draw:image xlink:href="Pictures/1000020100000217000000F7A89965ADAF60E329.png" xlink:type="simple" xlink:show="embed" xlink:actuate="onLoad"/></draw:frame></text:p><text:p text:style-name="Caption">Obrázek <text:sequence text:ref-name="refFigure6" text:name="Figure" text:formula="ooow:Figure+1" style:num-format="1">7 </text:sequence>: Výběr, co se bude tisknout v Draw a Impress</text:p></draw:text-box></draw:frame></text:p>
      <text:p text:style-name="P30">Tisk jednotlivého snímmku:</text:p>
      <text:list xml:id="list84637587652879" text:continue-list="list84637751349945"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ybereme snímek, který chceme vytisknout.</text:p>
        </text:list-item>
      </text:list>
      <text:list xml:id="list84638584516545" text:continue-list="list84638823072706" text:style-name="Numbering_20_2">
        <text:list-item text:start-value="1">
          <text:p text:style-name="P57">In the <text:span text:style-name="LOEmphasis">Range and copies</text:span> section of the Print dialog, select the <text:span text:style-name="LOMenuPath">Slides</text:span> option.</text:p>
        </text:list-item>
        <text:list-item>
          <text:p text:style-name="P57">Zadáme číslo snímku, kterýchceme vytisknout.</text:p>
        </text:list-item>
      </text:list>
      <text:list xml:id="list84637969337781" text:continue-list="list84637587652879" text:style-name="Numbering_20_1">
        <text:list-item>
          <text:p text:style-name="Numbering_20_1">Klepneme na <text:span text:style-name="LOMenuPath">OK</text:span>.</text:p>
        </text:list-item>
      </text:list>
      <text:p text:style-name="P30">Tisk rozsahu snímků:</text:p>
      <text:list xml:id="list84638339617687" text:continue-list="list84637969337781"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ybereme snímky, které chceme vytisknout.</text:p>
        </text:list-item>
      </text:list>
      <text:list xml:id="list84637463886747" text:continue-list="list84638584516545" text:style-name="Numbering_20_2">
        <text:list-item text:start-value="1">
          <text:p text:style-name="P57">In the <text:span text:style-name="LOEmphasis">Range and copies</text:span> section of the Print dialog, select the <text:span text:style-name="LOMenuPath">Slides</text:span> option.</text:p>
        </text:list-item>
        <text:list-item>
          <text:p text:style-name="P57">Zadáme pořadová čísla snímků k tisku (například 1-4 nebo 1,3,7,11).</text:p>
        </text:list-item>
      </text:list>
      <text:list xml:id="list84637695994371" text:continue-list="list84638339617687" text:style-name="Numbering_20_1">
        <text:list-item>
          <text:p text:style-name="Numbering_20_1">Klepneme na <text:span text:style-name="LOMenuPath">OK</text:span>.</text:p>
        </text:list-item>
      </text:list>
      <text:p text:style-name="P30">Tisk výběru ze snímku nebo výběru z několika snímků:</text:p>
      <text:list xml:id="list84638315170758" text:continue-list="list84637695994371" text:style-name="Numbering_20_1">
        <text:list-item text:start-value="1">
          <text:p text:style-name="P62">V dokumentu vybereme část snímku na tisk.</text:p>
        </text:list-item>
        <text:list-item>
          <text:p text:style-name="P62">V hlavní nabídce zvolíme <text:span text:style-name="LOMenuPath">Soubor &gt; Tisk</text:span> nebo stiskneme <text:span text:style-name="LOKeystroke">Ctrl+P</text:span>.</text:p>
        </text:list-item>
        <text:list-item>
          <text:p text:style-name="P62">Select the <text:span text:style-name="LOMenuPath">Selection</text:span> option in the <text:span text:style-name="LOEmphasis">Range and copies</text:span> section of the Print dialog.</text:p>
        </text:list-item>
        <text:list-item>
          <text:p text:style-name="Numbering_20_1">Klepneme na <text:span text:style-name="LOMenuPath">OK</text:span>.</text:p>
        </text:list-item>
      </text:list>
      <text:h text:style-name="P42" text:outline-level="2"><text:bookmark-start text:name="__RefHeading__8525_1712854287"/><text:alphabetical-index-mark text:string-value="podklady" text:key1="tisk"/>Tisk podkladů, &lt;i0 /&gt; poznámek nebo osnovy v aplikaci Impress<text:bookmark-end text:name="__RefHeading__8525_1712854287"/></text:h>
      <text:p text:style-name="P6"><text:span text:style-name="LOEmphasis"> Podklady </text:span>: na stranu můžeme vytisknout jednu až devět snímků ve zmenšené velikosti. Snímky lze tisknout horizontálně (orientace na šířku) nebo svisle (orientace na výšku).</text:p>
      <text:p text:style-name="P6"><text:span text:style-name="LOEmphasis"> Poznámky </text:span>: na stranu vytiskneme jeden snímek s poznámkami, zadanými pro snímek v náhledu Poznámky.</text:p>
      <text:p text:style-name="P6"><text:span text:style-name="LOEmphasis"> Osnova </text:span>: vytiskne název a nadpisy jednotlivých snímků ve formátu osnovy.</text:p>
      <text:p text:style-name="P30">Tisk podkladů, poznámek nebo osnovy:</text:p>
      <text:list xml:id="list84637506181754" text:continue-list="list84638315170758"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 části Tisk v okně Tisk zvolíme požadovanou možnost.</text:p>
        </text:list-item>
        <text:list-item>
          <text:p text:style-name="Numbering_20_1">V případě tisku podkladů můžeme zvolit, kolik snímků se má na jednu stranu tisknout a v jakém pořadí mají být vytištěny.</text:p>
        </text:list-item>
        <text:list-item>
          <text:p text:style-name="Numbering_20_1">Klepneme na <text:span text:style-name="LOMenuPath">OK</text:span>.</text:p>
        </text:list-item>
      </text:list>
      <text:p text:style-name="P24"><text:soft-page-break/><draw:frame draw:style-name="fr11" draw:name="Image21" text:anchor-type="as-char" svg:y="0in" svg:width="5.1181in" svg:height="2.2201in" draw:z-index="32"><draw:image xlink:href="Pictures/1000020100000217000000FC473E0BF24F17CC22.png" xlink:type="simple" xlink:show="embed" xlink:actuate="onLoad"/></draw:frame></text:p>
      <text:h text:style-name="P42" text:outline-level="2"><text:bookmark-start text:name="__RefHeading__11351_1712854287"/><text:reference-mark-start text:name="printing a brochure"/>Tisk příručky<text:bookmark-end text:name="__RefHeading__11351_1712854287"/><text:reference-mark-end text:name="printing a brochure"/></text:h>
      <text:p text:style-name="P6">V aplikacích Writer, Impress a Draw můžeme vytisknout dokument po dvou stránkách na každé straně listu papíru, a to tak, že když je po vytištění přeložíme na polovinu, stránky jsou ve správném pořadí <text:alphabetical-index-mark text:string-value="příručka" text:key1="tisk"/> a <text:alphabetical-index-mark text:string-value="brožura" text:key1="tisk"/><text:alphabetical-index-mark text:string-value="tisk příručky"/> tvoří příručku nebo <text:alphabetical-index-mark text:string-value="tisk brožury"/> brožuru.</text:p>
      <text:list xml:id="list84637578942464" text:continue-list="list364485181473312258" text:style-name="Heading_20_Tip">
        <text:list-item>
          <text:p text:style-name="Heading_20_Tip">Tip</text:p>
        </text:list-item>
      </text:list>
      <text:p text:style-name="P12">Dokument naplánujeme tak, aby vypadal dobře při tisku s poloviční velikostí, tj. zvolíme vhodné okraje, velikost písma, atd. Možná budeme muset experimentovat.</text:p>
      <text:p text:style-name="P30">Pokud chceme brožuru vytisknout na tiskárně s jednostranným tiskem:</text:p>
      <text:list xml:id="list84638325477667" text:continue-list="list84637506181754"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 okně Tisk klikneme na tlačítko <text:span text:style-name="LOMenuPath">Vlastnosti</text:span>.</text:p>
        </text:list-item>
        <text:list-item>
          <text:p text:style-name="Numbering_20_1">Check that the printer is set to the same orientation (portrait or landscape) as specified in the page setup for your document. Kromě tisku brožury toto nastavení obvykle není důležité. Click <text:span text:style-name="LOMenuPath">OK</text:span> to return to the Print dialog.</text:p>
        </text:list-item>
        <text:list-item>
          <text:p text:style-name="Numbering_20_1">V něm přejdeme na kartu <text:span text:style-name="LOEmphasis">Rozložení stránky</text:span>.</text:p>
        </text:list-item>
        <text:list-item>
          <text:p text:style-name="Numbering_20_1">Zvolíme možnost <text:span text:style-name="LOMenuPath">Brožura</text:span>.</text:p>
        </text:list-item>
        <text:list-item>
          <text:p text:style-name="Numbering_20_1">In the <text:span text:style-name="LOEmphasis">Page sides</text:span> section, select the <text:span text:style-name="LOMenuPath">Back sides / left pages</text:span> option from the <text:span text:style-name="LOMenuPath">Include</text:span> drop-down list. Klikneme na <text:span text:style-name="LOMenuPath">OK</text:span>.</text:p>
        </text:list-item>
      </text:list>
      <text:p text:style-name="P24"><draw:frame draw:style-name="fr1" draw:name="Frame9" text:anchor-type="as-char" svg:width="4.7244in" draw:z-index="33"><draw:text-box fo:min-height="2.8661in"><text:p text:style-name="Caption"><draw:frame draw:style-name="fr10" draw:name="Image6" text:anchor-type="as-char" svg:width="4.7244in" style:rel-width="100%" svg:height="2.8661in" style:rel-height="scale" draw:z-index="35"><draw:image xlink:href="Pictures/10000201000002170000014EE37A53EC25243827.png" xlink:type="simple" xlink:show="embed" xlink:actuate="onLoad"/></draw:frame></text:p><text:p text:style-name="Caption">Obrázek <text:sequence text:ref-name="refFigure7" text:name="Figure" text:formula="ooow:Figure+1" style:num-format="1">8 </text:sequence>: Výběr stran k tisku</text:p></draw:text-box></draw:frame></text:p>
      <text:list xml:id="list84638913154604" text:continue-numbering="true" text:style-name="Numbering_20_1">
        <text:list-item>
          <text:p text:style-name="Numbering_20_1"><text:soft-page-break/>Vytištěné strany vyjmeme z tiskárny, převrátíte jejich a ve správné orientaci je vložíme zpět do tiskárny tak, aby se tisklo na prázdnou stranu. Možná budete muset trochu experimentovat, abychom zjistili, která orientace je pro používanou tiskárnu správná.</text:p>
        </text:list-item>
        <text:list-item>
          <text:p text:style-name="Numbering_20_1">On the Print dialog, in the Page sides section, select the <text:span text:style-name="LOMenuPath">Front sides / right pages</text:span> option from the Include drop-down box. Klepneme na <text:span text:style-name="LOMenuPath">OK</text:span>.</text:p>
        </text:list-item>
      </text:list>
      <text:list xml:id="list84638721844407" text:continue-list="list84637578942464" text:style-name="Heading_20_Tip">
        <text:list-item>
          <text:p text:style-name="P56">Tip</text:p>
        </text:list-item>
      </text:list>
      <text:p text:style-name="P12">If your printer can print double-sided automatically, choose <text:span text:style-name="LOMenuPath">All pages</text:span>.</text:p>
      <text:h text:style-name="P42" text:outline-level="2"><text:bookmark-start text:name="__RefHeading__19566_697337876"/><text:alphabetical-index-mark text:string-value="obálky, etikety, vizitky" text:key1="tisk"/>Tisk <text:alphabetical-index-mark text:string-value="Tisk obálek"/><text:alphabetical-index-mark text:string-value="tisk" text:key1="obálka"/> obálek, etiket a vizitek<text:bookmark-end text:name="__RefHeading__19566_697337876"/></text:h>
      <text:p text:style-name="P6">Tisk obálek, etiket a vizitek v programu Writer zahrnuje dva kroky: nastavení a tisk.</text:p>
      <text:p text:style-name="P30">Více informací o nastavení se nachází v kapitole 11, Používání hromadné korespondence, v části <text:span text:style-name="LOEmphasis">Návod k používání programu Writer (Writer Guide)</text:span>. Pokud chceme tisknout:</text:p>
      <text:list xml:id="list1478843582"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P62">V okně Tisk v části <text:span text:style-name="LOEmphasis">Rozsah a kopie</text:span> zvolíme <text:span text:style-name="LOMenuPath">Strany</text:span> a do pole napíšeme <text:span text:style-name="LOComputerCode">1</text:span>. Klikneme na <text:span text:style-name="LOMenuPath">OK</text:span>.</text:p>
        </text:list-item>
      </text:list>
      <text:h text:style-name="P42" text:outline-level="2"><text:bookmark-start text:name="__RefHeading__18349_1712854287"/>Černobílý &lt;i0 /&gt; tisk (na barevné tiskárně)<text:bookmark-end text:name="__RefHeading__18349_1712854287"/></text:h>
      <text:p text:style-name="P6">Někdy můžeme chtít tisknout dokumenty černobíle na barevné tiskárně. K dispozici máme několik možností. Některé barevné tiskárny však mohou tisknout barevně bez ohledu na nastavení, které zvolíme.</text:p>
      <text:p text:style-name="P30">Změňte nastavení tiskárny na černobílý tisk nebo tisk v odstínech šedi:</text:p>
      <text:list xml:id="list84637381722368" text:continue-list="list84638913154604" text:style-name="Numbering_20_1">
        <text:list-item text:start-value="1">
          <text:p text:style-name="Numbering_20_1">V hlavní nabídce zvolíme <text:span text:style-name="LOMenuPath">Soubor &gt; Tisk</text:span> nebo stiskneme <text:span text:style-name="LOKeystroke">Ctrl+P</text:span> k otevření tiskového dialogu.</text:p>
        </text:list-item>
        <text:list-item>
          <text:p text:style-name="P62">Klikneme na tlačítko <text:span text:style-name="LOMenuPath">Vlastnosti</text:span>, čímž otevřeme dialogové okno Vlastnosti tiskárny. Dostupné volby se u jednotlivých tiskáren liší, ale i tak bychom měli najít možnosti pro nastavení barev. Více informací o tiskárně najdeme v nápovědě k tiskárně nebo v její uživatelské příručce.</text:p>
        </text:list-item>
        <text:list-item>
          <text:p text:style-name="P62">Volby pro barvu mohou zahrnovat <text:span text:style-name="LOEmphasis">Černobílý</text:span> nebo <text:span text:style-name="LOEmphasis">Odstíny šedi</text:span>. Zvolíme požadované nastavení.</text:p>
        </text:list-item>
        <text:list-item>
          <text:p text:style-name="P62">Kliknutím na tlačítko <text:span text:style-name="LOMenuPath">OK</text:span> nastavení potvrdíme a vrátíme se do okna Tisk.</text:p>
        </text:list-item>
        <text:list-item>
          <text:p text:style-name="P62">Click <text:span text:style-name="LOMenuPath">OK</text:span> to print the document.</text:p>
        </text:list-item>
      </text:list>
      <text:list xml:id="list84637758897286" text:continue-list="list84638721844407" text:style-name="Heading_20_Tip">
        <text:list-item>
          <text:p text:style-name="Heading_20_Tip">Tip</text:p>
        </text:list-item>
      </text:list>
      <text:p text:style-name="P12"><text:alphabetical-index-mark text:string-value="odstíny šedé na barevné tiskárně" text:key1="tisk"/>Grayscale is better if you have any graphics in the document.</text:p>
      <text:p text:style-name="P30">Nastavení LibreOffice na tisk barevného textu a grafiky v odstínech šedi uděláme následovně:</text:p>
      <text:list xml:id="list1910802634" text:style-name="Numbering_20_1">
        <text:list-item text:start-value="1">
          <text:p text:style-name="P62">Zvolíme <text:span text:style-name="LOMenuPath">Nástroje &gt; Možnosti &gt; LibreOffice &gt; Tisk</text:span>.</text:p>
        </text:list-item>
        <text:list-item>
          <text:p text:style-name="P62">Vybereme možnost <text:span text:style-name="LOMenuPath">Převést barvy na odstíny šedé</text:span>. Kliknutím na tlačítko <text:span text:style-name="LOMenuPath">OK</text:span> uložíme změnu.</text:p>
        </text:list-item>
        <text:list-item>
          <text:p text:style-name="Numbering_20_1">Otevřeme tiskový dialog <text:span text:style-name="LOMenuPath">Soubor &gt; Tisk</text:span> nebo stiskneme <text:span text:style-name="LOKeystroke">Ctrl+P</text:span>.</text:p>
        </text:list-item>
        <text:list-item>
          <text:p text:style-name="P62">Click <text:span text:style-name="LOMenuPath">OK</text:span> to print the document.</text:p>
        </text:list-item>
      </text:list>
      <text:p text:style-name="P30">Nastavení LibreOffice Writer (nebo Calc, Draw) na tisk barevného textu v černé a grafiky v odstínech šedi uděláme následovně:</text:p>
      <text:list xml:id="list151952755" text:style-name="Numbering_20_1">
        <text:list-item text:start-value="1">
          <text:p text:style-name="P62">Zvolíme <text:span text:style-name="LOMenuPath">Nástroje &gt; Možnosti &gt; LibreOffice Writer &gt; Tisk</text:span>.</text:p>
        </text:list-item>
        <text:list-item>
          <text:p text:style-name="P62">V části <text:span text:style-name="LOEmphasis">Obsah</text:span> zaškrtneme možnost <text:span text:style-name="LOMenuPath">Text vytisknout černou barvou</text:span>. Kliknutím na tlačítko <text:span text:style-name="LOMenuPath">OK</text:span> uložíme změny.</text:p>
        </text:list-item>
        <text:list-item>
          <text:p text:style-name="Numbering_20_1">V hlavní nabídce zvolíme <text:span text:style-name="LOMenuPath">Soubor &gt; Tisk</text:span> nebo stiskneme <text:span text:style-name="LOKeystroke">Ctrl+P</text:span>.</text:p>
        </text:list-item>
        <text:list-item>
          <text:p text:style-name="Numbering_20_1">Click <text:span text:style-name="LOMenuPath">OK</text:span> to print the document.</text:p>
        </text:list-item>
      </text:list>
      <text:h text:style-name="P42" text:outline-level="2"><text:bookmark-start text:name="__RefHeading__18351_1712854287"/><text:soft-page-break/>Náhled stran / listů před tiskem<text:bookmark-end text:name="__RefHeading__18351_1712854287"/></text:h>
      <text:p text:style-name="P6">V aplikacích Writer a Calc můžeme využít náhled na zobrazení, jak bude dokument vytištěn. K dispozici jsou různé možnosti zobrazení.</text:p>
      <text:h text:style-name="P65" text:outline-level="3"><text:bookmark-start text:name="__RefHeading__8515_1712854287"/><text:alphabetical-index-mark-start text:id="IMark140504805624416" text:key1="print preview"/>Writer<text:bookmark-end text:name="__RefHeading__8515_1712854287"/><text:alphabetical-index-mark-end text:id="IMark140504805624416"/></text:h>
      <text:p text:style-name="P30">Normální zobrazení stránky v programu Writer ukáže, jak bude každá stránka po vytištění vypadat, přičemž v tomto zobrazení můžeme stránky upravovat. Pokud vytváříme dokument, který bude tištěný oboustranně, můžeme také zobrazit, jak vypadají protilehlé strany. Writer to umožňuje provést dvěma způsoby:</text:p>
      <text:list xml:id="list84638290062526" text:continue-list="list5107748238015654886" text:style-name="List_20_1">
        <text:list-item>
          <text:p text:style-name="P46">View Layout (editable view): use the Facing Pages (Book view) button on the status bar.</text:p>
        </text:list-item>
      </text:list>
      <text:p text:style-name="P24"><draw:frame draw:style-name="fr12" draw:name="Image2" text:anchor-type="as-char" svg:width="3.7909in" svg:height="0.361in" draw:z-index="5"><draw:image xlink:href="Pictures/10000201000001110000001AE7398F390CC2F82A.png" xlink:type="simple" xlink:show="embed" xlink:actuate="onLoad"/></draw:frame></text:p>
      <text:list xml:id="list1191425822" text:style-name="List_20_1">
        <text:list-item>
          <text:p text:style-name="P46">Print Preview (read-only view).</text:p>
        </text:list-item>
      </text:list>
      <text:p text:style-name="P35">Pokud chceme použít Náhled tisku:</text:p>
      <text:list xml:id="list1693431524" text:style-name="Numbering_20_1">
        <text:list-item text:start-value="1">
          <text:p text:style-name="P62">Choose <text:span text:style-name="LOMenuPath">File &gt; Print Preview</text:span>, click the <text:span text:style-name="LOMenuPath">Print Preview</text:span> button (<draw:frame draw:style-name="fr5" draw:name="Image7" text:anchor-type="as-char" svg:y="-0.1902in" svg:width="0.2701in" svg:height="0.2701in" draw:z-index="12"><draw:image xlink:href="Pictures/100000000000001A0000001A29E62B73B441D269.png" xlink:type="simple" xlink:show="embed" xlink:actuate="onLoad"/></draw:frame>) on the Standard toolbar or press <text:span text:style-name="LOKeystroke">Ctrl+Shift+O</text:span>.</text:p>
        </text:list-item>
      </text:list>
      <text:p text:style-name="P11">Writer now displays the <text:span text:style-name="LOMenuPath">Print Preview</text:span> toolbar instead of the Formatting toolbar.</text:p>
      <text:p text:style-name="P24"><draw:frame draw:style-name="fr1" draw:name="Frame7" text:anchor-type="as-char" svg:width="5.9055in" draw:z-index="20"><draw:text-box fo:min-height="0.3626in"><text:p text:style-name="Caption"><draw:frame draw:style-name="fr6" draw:name="Image8" text:anchor-type="as-char" svg:width="5.9055in" style:rel-width="100%" svg:height="0.3626in" style:rel-height="scale" draw:z-index="21"><draw:image xlink:href="Pictures/100002010000020C000000216ED6E1C2E6348060.png" xlink:type="simple" xlink:show="embed" xlink:actuate="onLoad"/></draw:frame></text:p><text:p text:style-name="Caption">Figure <text:sequence text:ref-name="refFigure8" text:name="Figure" text:formula="ooow:Figure+1" style:num-format="1">9</text:sequence>: Print Preview toolbar (Writer)</text:p></draw:text-box></draw:frame></text:p>
      <text:list xml:id="list84637092140420" text:continue-numbering="true" text:style-name="Numbering_20_1">
        <text:list-item>
          <text:p text:style-name="Numbering_20_1">Select the required preview icon: <text:span text:style-name="LOMenuPath">Two Pages</text:span> (<text:span text:style-name="T23"><draw:frame draw:style-name="fr13" draw:name="Image9" text:anchor-type="as-char" svg:y="-0.1874in" svg:width="0.2799in" svg:height="0.3in" draw:z-index="22"><draw:image xlink:href="Pictures/100000000000001B0000001D11ACB78ADB175576.png" xlink:type="simple" xlink:show="embed" xlink:actuate="onLoad"/></draw:frame></text:span>), <text:span text:style-name="LOMenuPath">Multiple Pages</text:span> (<draw:frame draw:style-name="fr13" draw:name="Image10" text:anchor-type="as-char" svg:y="-0.1874in" svg:width="0.4098in" svg:height="0.3in" draw:z-index="23"><draw:image xlink:href="Pictures/10000000000000270000001D160F923938FC6618.png" xlink:type="simple" xlink:show="embed" xlink:actuate="onLoad"/></draw:frame>) or <text:alphabetical-index-mark text:string-value="náhled knihy"/><text:span text:style-name="LOMenuPath">Book Preview (</text:span><text:span text:style-name="LOMenuPath"><draw:frame draw:style-name="fr13" draw:name="graphics23" text:anchor-type="as-char" svg:y="-0.1874in" svg:width="0.2799in" svg:height="0.3in" draw:z-index="24"><draw:image xlink:href="Pictures/100000000000001B0000001D6FF92AD2FB9D78F5.png" xlink:type="simple" xlink:show="embed" xlink:actuate="onLoad"/></draw:frame></text:span><text:span text:style-name="LOMenuPath">).</text:span></text:p>
        </text:list-item>
        <text:list-item>
          <text:p text:style-name="Numbering_20_1">To print the document from this view, click the <text:span text:style-name="LOMenuPath">Print </text:span>icon (<text:span text:style-name="T23"><draw:frame draw:style-name="fr13" draw:name="Image11" text:anchor-type="as-char" svg:y="-0.1874in" svg:width="0.25in" svg:height="0.2709in" draw:z-index="25"><draw:image xlink:href="Pictures/10000000000000180000001AE426064C02726793.png" xlink:type="simple" xlink:show="embed" xlink:actuate="onLoad"/></draw:frame></text:span>) to open the Print dialog. Zvolíme požadované možnosti tisku a potom klikneme na tlačítko <text:span text:style-name="LOMenuPath">OK</text:span>.</text:p>
        </text:list-item>
      </text:list>
      <text:h text:style-name="P65" text:outline-level="3"><text:bookmark-start text:name="__RefHeading__8517_1712854287"/><text:alphabetical-index-mark-start text:id="IMark140504805624512" text:key1="print preview"/>Calc<text:bookmark-end text:name="__RefHeading__8517_1712854287"/><text:alphabetical-index-mark-end text:id="IMark140504805624512"/></text:h>
      <text:p text:style-name="P30">Pokud před tiskem chceme zobrazit náhled listů v programu Calc:</text:p>
      <text:list xml:id="list84638226573851" text:continue-list="list84637092140420" text:style-name="Numbering_20_1">
        <text:list-item text:start-value="1">
          <text:p text:style-name="P62">Choose <text:span text:style-name="LOMenuPath">File &gt; Print Preview</text:span>.</text:p>
        </text:list-item>
      </text:list>
      <text:p text:style-name="P11">The Calc window now displays the <text:span text:style-name="LOMenuPath">Print Preview</text:span> toolbar instead of the Formatting toolbar.</text:p>
      <text:p text:style-name="P24"><draw:frame draw:style-name="fr1" draw:name="Frame2" text:anchor-type="as-char" svg:width="6.6929in" draw:z-index="26"><draw:text-box fo:min-height="0.3618in"><text:p text:style-name="Caption"><draw:frame draw:style-name="fr6" draw:name="Image22" text:anchor-type="as-char" svg:width="6.6929in" style:rel-width="100%" svg:height="0.3618in" style:rel-height="scale" draw:z-index="34"><draw:image xlink:href="Pictures/100002010000027500000022E5825EDD0443EDCA.png" xlink:type="simple" xlink:show="embed" xlink:actuate="onLoad"/></draw:frame></text:p><text:p text:style-name="Caption">Figure <text:sequence text:ref-name="refFigure9" text:name="Figure" text:formula="ooow:Figure+1" style:num-format="1">10</text:sequence>: Print Preview toolbar (Calc)</text:p></draw:text-box></draw:frame></text:p>
      <text:list xml:id="list84637452944627" text:continue-numbering="true" text:style-name="Numbering_20_1">
        <text:list-item>
          <text:p text:style-name="P58">To print the document from this view, click the <text:span text:style-name="LOMenuPath">Print </text:span>icon (<draw:frame draw:style-name="fr13" draw:name="graphics10" text:anchor-type="as-char" svg:y="-0.1874in" svg:width="0.25in" svg:height="0.2709in" draw:z-index="36"><draw:image xlink:href="Pictures/10000000000000180000001AE426064C02726793.png" xlink:type="simple" xlink:show="embed" xlink:actuate="onLoad"/></draw:frame>) to open the Print dialog.</text:p>
        </text:list-item>
        <text:list-item>
          <text:p text:style-name="P58">Zvolíme požadované možnosti tisku a potom klikneme na tlačítko <text:span text:style-name="LOMenuPath">Tisk</text:span>.</text:p>
        </text:list-item>
      </text:list>
      <text:h text:style-name="P43" text:outline-level="1"><text:bookmark-start text:name="__RefHeading__8527_1712854287"/>Export do PDF<text:bookmark-end text:name="__RefHeading__8527_1712854287"/></text:h>
      <text:p text:style-name="P6">LibreOffice <text:alphabetical-index-mark text:string-value="exportovat dokumenty do" text:key1="PDF"/>dokáže exportovat dokumenty do <text:alphabetical-index-mark-start text:id="IMark140504805624416" text:key1="exporting"/>PDF<text:alphabetical-index-mark-end text:id="IMark140504805624416"/> (Portable Document Format). Tento souborový formát je průmyslový standard a je ideální pro odesílání souborů jiným osobám, které si jej zobrazí pomocí programu Adobe Reader nebo jiným prohlížečem souborů PDF.</text:p>
      <text:p text:style-name="P10">Postup a příslušné dialogová okna jsou pro programy Writer, Calc, Impress a Draw stejné, s několika drobnými rozdíly, které jsou uvedeny v této kapitole.</text:p>
      <text:list xml:id="list84638294260170" text:continue-list="list84637758897286" text:style-name="Heading_20_Tip">
        <text:list-item>
          <text:p text:style-name="Heading_20_Tip"><text:soft-page-break/>Tip</text:p>
        </text:list-item>
      </text:list>
      <text:p text:style-name="Text_20_Note">Unlike <text:span text:style-name="LOMenuPath">Save As</text:span>, the <text:span text:style-name="LOMenuPath">Export</text:span> command writes a copy of the current document in a new file with the chosen format, but keeps the current document and format open in your session.</text:p>
      <text:h text:style-name="P42" text:outline-level="2"><text:bookmark-start text:name="__RefHeading__171727_780470623"/>Rychlý export do PDF<text:bookmark-end text:name="__RefHeading__171727_780470623"/></text:h>
      <text:p text:style-name="P6">Click the <text:alphabetical-index-mark text:string-value="exportovat přímo jako PDF"/><text:span text:style-name="LOMenuPath">Export Directly as PDF</text:span> icon (<draw:frame draw:style-name="fr14" draw:name="Graphic21" text:anchor-type="as-char" svg:width="0.2445in" svg:height="0.2165in" draw:z-index="37"><draw:image xlink:href="Pictures/10000000000000180000001AD0FAE9ED6A44F250.png" xlink:type="simple" xlink:show="embed" xlink:actuate="onLoad"/></draw:frame>) to export the entire document using the PDF settings you most recently selected on the PDF Options dialog (see below). Budeme vyzváni k zadání názvu souboru PDF a jeho umístění, nebudeme však moci zvolit rozsah stránek, kompresi obrázků a ani jiné možnosti.</text:p>
      <text:h text:style-name="P42" text:outline-level="2"><text:bookmark-start text:name="__RefHeading__171729_780470623"/>Nastavení obsahu a kvality PDF<text:bookmark-end text:name="__RefHeading__171729_780470623"/></text:h>
      <text:p text:style-name="P6">Pokud chceme vlastnosti exportovaného PDF dokumentu ovlivnit, zvolíme <text:span text:style-name="LOMenuPath">Soubor &gt; Exportovat jako PDF</text:span>. Tím se otevře dialogové okno Možnosti PDF. This dialog has six pages (General, Initial View, User Interface, Links, Security, and Digital Signatures). Zvolíme požadované nastavení a klikneme na <text:span text:style-name="LOMenuPath">Export</text:span>. Potom zadáme umístění a název výstupního PDF souboru a klikneme na tlačítko <text:span text:style-name="LOMenuPath">Uložit</text:span>.</text:p>
      <text:list xml:id="list84638728223835" text:continue-list="list84637047090632" text:style-name="Heading_20_Note">
        <text:list-item>
          <text:p text:style-name="P55">Poznámka</text:p>
        </text:list-item>
      </text:list>
      <text:p text:style-name="P12">Druhou možností je zvolit <text:span text:style-name="LOMenuPath"><text:span text:style-name="T26"> Soubor &gt; &lt;s2 /&gt; Export</text:span></text:span>. Tím se otevře dialogové okno Exportovat. V něm zvolíme formát PDF, zadáme umístění a název souboru a stiskneme tlačítko <text:span text:style-name="LOMenuPath">Exportovat</text:span>. This then opens the PDF Options dialog. Poté, co zvolíme požadovaná nastavení, stiskneme tlačítko <text:span text:style-name="LOMenuPath">Exportovat</text:span>.</text:p>
      <text:h text:style-name="P65" text:outline-level="3"><text:bookmark-start text:name="__RefHeading__171731_780470623"/>Karta Obecné &lt;i0 /&gt; dialogového okna Možnosti PDF<text:bookmark-end text:name="__RefHeading__171731_780470623"/></text:h>
      <text:p text:style-name="P6">On the <text:span text:style-name="LOEmphasis">General</text:span> page (Figure <text:sequence-ref text:reference-format="value" text:ref-name="refFigure10">11</text:sequence-ref>), you can choose which pages to include in the PDF, the type of compression to use for images (which affects the quality of images in the PDF), and other options.</text:p>
      <text:p text:style-name="P29"><text:alphabetical-index-mark text:string-value="Stránky pro export" text:key1="PDF"/>Část rozsah</text:p>
      <text:list xml:id="list819115367" text:style-name="List_20_1">
        <text:list-item text:start-value="1">
          <text:p text:style-name="P54"><text:span text:style-name="LOStrongEmphasis"> Vše </text:span>: do formátu PDF se exportuje celý dokument.</text:p>
        </text:list-item>
        <text:list-item>
          <text:p text:style-name="P48"><text:span text:style-name="LOStrongEmphasis"> Strany </text:span>: Pokud chceme exportovat určitý rozsah stránek, použijeme formát <text:span text:style-name="LOStrongEmphasis">3-6</text:span> (strany 3 až 6). Pokud chceme exportovat jednotlivé strany, použijeme formát <text:span text:style-name="LOStrongEmphasis">7, 9, 11</text:span> (strany 7, 9 a 11). Můžeme také exportovat kombinaci rozsahů stránek a jednotlivých stránek, a to například takto: <text:span text:style-name="LOStrongEmphasis">3-6, 8, 10, 12</text:span>.</text:p>
        </text:list-item>
        <text:list-item>
          <text:p text:style-name="P48"><text:span text:style-name="LOStrongEmphasis"> Výběr </text:span>: Do souboru se exportuje veškerý vybraný materiál.</text:p>
        </text:list-item>
      </text:list>
      <text:p text:style-name="P29"><text:alphabetical-index-mark text:string-value="komprese obrázků a rozlišení" text:key1="PDF"/>Část Obrázky</text:p>
      <text:list xml:id="list1730117627" text:style-name="List_20_1">
        <text:list-item text:start-value="1">
          <text:p text:style-name="P48"><text:span text:style-name="LOStrongEmphasis"> Bezeztrátová komprese</text:span> <text:span text:style-name="T9">: &lt;s2 /&gt; Obrázky jsou uloženy, aniž by došlo ke ztrátě kvality. Pokud se v souboru nacházejí fotografie, tato možnost může vést k velkým souborům. </text:span> Doporučuje se pro jiné druhy obrázků nebo grafiku.</text:p>
        </text:list-item>
        <text:list-item>
          <text:p text:style-name="P53"><text:span text:style-name="LOStrongEmphasis"> Komprese JPEG </text:span>: Umožňuje určení různých stupňů kvality komprimovaných obrázků. Nastavení 90% je vhodné pro fotografie (malá velikost souboru, nepatrná ztráta kvality).</text:p>
        </text:list-item>
        <text:list-item>
          <text:p text:style-name="P53"><text:span text:style-name="LOStrongEmphasis"> Snížit rozlišení obrázků </text:span>: při nižším DPI (angl. Dots per inch, počet bodů na palec) mají obrázky nižší kvalitu. Na prohlížení dokumentu na obrazovce počítače obvykle postačuje rozlišení 72dpi (pro Windows) nebo 96 dpi (GNU / Linux), zatímco pro tisk je obecně vhodnější použít alespoň 300 nebo 600 dpi, a to v závislosti na možnostech tiskárny. Nastavení vyšší hodnoty DPI  výrazně zvyšuje velikost exportovaného souboru.</text:p>
        </text:list-item>
      </text:list>
      <text:p text:style-name="P29"><text:soft-page-break/>Část Vodoznak</text:p>
      <text:list xml:id="list84637301818089" text:continue-list="list84638290062526" text:style-name="List_20_1">
        <text:list-item>
          <text:p text:style-name="P48"><text:span text:style-name="LOStrongEmphasis"> Podepsat vodoznakem:</text:span> Když je tato volba zaškrtnuta, každá strana PDF souboru se překryje průhledným vodoznakem s textem, který zadáme do pole <text:span text:style-name="LOMenuPath">Text vodoznaku</text:span>.</text:p>
        </text:list-item>
      </text:list>
      <text:p text:style-name="P24"><draw:frame draw:style-name="fr1" draw:name="Frame11" text:anchor-type="as-char" svg:width="6.7228in" draw:z-index="38"><draw:text-box fo:min-height="3.5134in"><text:p text:style-name="Caption"><draw:frame draw:style-name="fr15" draw:name="Image15" text:anchor-type="as-char" svg:width="6.7228in" svg:height="4.1366in" draw:z-index="39"><draw:image xlink:href="Pictures/10000201000002B1000001A8DF8382E3D6ED2ACE.png" xlink:type="simple" xlink:show="embed" xlink:actuate="onLoad"/></draw:frame></text:p><text:p text:style-name="Caption">Obrázek <text:sequence text:ref-name="refFigure10" text:name="Figure" text:formula="ooow:Figure+1" style:num-format="1">11 </text:sequence>: Karta Obecné dialogového okna Možnosti PDF</text:p></draw:text-box></draw:frame></text:p>
      <text:list xml:id="list84638945668507" text:continue-list="list84638728223835" text:style-name="Heading_20_Note">
        <text:list-item>
          <text:p text:style-name="P55">Poznámka</text:p>
        </text:list-item>
      </text:list>
      <text:p text:style-name="P12"><text:alphabetical-index-mark text:string-value="EPS obrázek" text:key1="PDF"/><text:alphabetical-index-mark text:string-value="EPS obrázky v PDF"/>Obrázky EPS (angl. Encapsulated PostScript, zapouzdřený PostScript) s vloženými náhledy jsou exportovány pouze jako náhledy. EPS obrázky bez vložených náhledů se exportují jako prázdné zástupné soubory.</text:p>
      <text:p text:style-name="P28">Část Obecné</text:p>
      <text:list xml:id="list84638502644912" text:continue-list="list84637301818089" text:style-name="List_20_1">
        <text:list-item>
          <text:p text:style-name="P46"><text:span text:style-name="LOStrongEmphasis">Hybid PDF (embed ODF file)</text:span>: Use this setting to export the document as a PDF file containing two file formats: PDF and ODF. Takový soubor se v PDF prohlížečích otevře stejně jako běžný soubor PDF, v LibreOffice však bude plně upravovatelný.</text:p>
        </text:list-item>
        <text:list-item>
          <text:p text:style-name="P46"><text:span text:style-name="LOStrongEmphasis">Archive </text:span><text:alphabetical-index-mark text:string-value="PDF/A-1a"/><text:span text:style-name="LOStrongEmphasis">PDF/A-1a (ISO 19005-1)</text:span>: PDF/A is an ISO standard for long-term preservation of documents, by embedding all the information necessary for faithful reproduction (such as fonts) while forbidding other elements (including forms, security, and encryption). Zapíší se i PDF značky. Pokud zaškrtneme PDF / A-1a, některé volby budou neaktivní (zobrazí se šedě).</text:p>
        </text:list-item>
        <text:list-item>
          <text:p text:style-name="P46"><text:alphabetical-index-mark text:string-value="tagované" text:key1="PDF"/><text:span text:style-name="LOStrong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46"><text:span text:style-name="LOStrongEmphasis">Vytvořit </text:span><text:alphabetical-index-mark text:string-value="formulář" text:key1="PDF"/><text:span text:style-name="LOStrongEmphasis">PDF formulář – Formát odeslání:</text:span> Zvolíme formát pro odesílání formulářů z PDF souboru. Toto nastavení změní vlastnosti ovládacího prvku URL, které jsme v dokumentu nastavili. Existuje jen jedno společné nastavení, které platí pro celý PDF dokument: PDF (pošle celý dokument), <text:alphabetical-index-mark-start text:id="IMark140504805639184" text:key1="PDF"/> FDF <text:alphabetical-index-mark-end text:id="IMark140504805639184"/> (pošle ovládací obsah), HTML a XML. Nejčastěji vybíráme formát PDF.</text:p>
          <text:p text:style-name="P49"><text:soft-page-break/><text:span text:style-name="LOStrongEmphasis">Povolit shodné názvy polí:</text:span> Pokud je povoleno, lze stejný název pole použít pro více polí v generovaném souboru PDF. Je-li tato možnost povolena, můžeme v dokumentu PDF zadat data při prvním výskytu pojmenovaného pole a všechna pole se stejným názvem budou obsahovat naše zadání. Je-li vypnuto, při exportu budou vytvořeny jedinečné názvy polí.</text:p>
        </text:list-item>
        <text:list-item>
          <text:p text:style-name="P46"><text:span text:style-name="LOStrongEmphasis"> Exportovat záložky </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46"><text:span text:style-name="LOStrongEmphasis"> Exportovat poznámky </text:span>: Poznámky textového souboru se exportují do souboru PDF. Je možné, že toto není to, co chceme!</text:p>
        </text:list-item>
        <text:list-item>
          <text:p text:style-name="P46"><text:span text:style-name="LOStrongEmphasis"> Exportovat automaticky vložené prázdné stránky</text:span> &lt;i1 /&gt; <text:span text:style-name="LOStrongEmphasis"/>: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ato možnost určuje, zda se má tato prázdná strana exportovat.</text:p>
        </text:list-item>
        <text:list-item>
          <text:p text:style-name="P50"><text:span text:style-name="LOStrongEmphasis">Zobrazit PDF po dokončení exportu:</text:span> Otevře se výchozí PDF prohlížeč a zobrazí PDF po dokončení exportu.</text:p>
        </text:list-item>
      </text:list>
      <text:h text:style-name="P65" text:outline-level="3"><text:bookmark-start text:name="__RefHeading__171733_780470623"/>Karta Úvodní zobrazení v dialogovém okně Možnosti PDF<text:bookmark-end text:name="__RefHeading__171733_780470623"/></text:h>
      <text:p text:style-name="P9">On the <text:alphabetical-index-mark text:string-value="Výběr úvodního zobrazení" text:key1="PDF"/><text:span text:style-name="LOKeystroke">Initial View</text:span> page (Figure <text:sequence-ref text:reference-format="value" text:ref-name="refFigure11">12</text:sequence-ref>), you can choose how the PDF opens by default in a PDF viewer. Volby by měly být samovysvětlující.</text:p>
      <text:p text:style-name="P6">Pokud je povoleno komplexní rozložení textu (v <text:span text:style-name="LOMenuPath">Nástroje &gt; Možnosti &gt; Nastavení jazyka &gt; Jazyky</text:span>), pod položkou <text:span text:style-name="LOEmphasis">Souvisle po dvou</text:span> je k dispozici další volba <text:span text:style-name="LOMenuPath">První strana vlevo</text:span> (obvykle je při nastavení <text:span text:style-name="LOEmphasis">Souvisle po dvou</text:span> první strana na pravé straně).</text:p>
      <text:p text:style-name="P24"><draw:frame draw:style-name="fr1" draw:name="Frame12" text:anchor-type="as-char" svg:width="5.5in" draw:z-index="40"><draw:text-box fo:min-height="3.1126in"><text:p text:style-name="Caption"><draw:frame draw:style-name="fr16" draw:name="Image23" text:anchor-type="as-char" svg:width="5.5in" svg:height="2.9201in" draw:z-index="41"><draw:image xlink:href="Pictures/100002010000021C0000013DD5E4297F45A70D21.png" xlink:type="simple" xlink:show="embed" xlink:actuate="onLoad"/></draw:frame></text:p><text:p text:style-name="Caption">Obrázek <text:sequence text:ref-name="refFigure11" text:name="Figure" text:formula="ooow:Figure+1" style:num-format="1">12 </text:sequence>: Karta Uživatelské rozhraní v dialogovém okně Možnosti PDF</text:p></draw:text-box></draw:frame></text:p>
      <text:h text:style-name="P65" text:outline-level="3"><text:bookmark-start text:name="__RefHeading__4236_1385231065"/>Karta Uživatelské rozhraní v dialogovém okně Možnosti PDF<text:bookmark-end text:name="__RefHeading__4236_1385231065"/></text:h>
      <text:p text:style-name="P6">Na kartě &lt;i0 /&gt; <text:span text:style-name="LOEmphasis"/> <text:span text:style-name="LOKeystroke">Uživatelské rozhraní</text:span> můžeme zvolit další nastavení, které ovlivní, jak PDF prohlížeč dokument zobrazí. Některé z těchto možností jsou obzvláště užitečné když vytváříme PDF soubor, který bude použit jako prezentace.</text:p>
      <text:p text:style-name="P29">Část Možnosti okna</text:p>
      <text:list xml:id="list412515155" text:style-name="List_20_1">
        <text:list-item text:start-value="1">
          <text:p text:style-name="P48"><text:span text:style-name="LOStrongEmphasis"> Změnit velikost okna podle úvodní stránky</text:span> způsobí, že velikost okna PDF prohlížeče se přizpůsobí velikosti strany PDF souboru.</text:p>
        </text:list-item>
        <text:list-item>
          <text:p text:style-name="P48"><text:span text:style-name="LOStrongEmphasis"> Zarovnat okno na střed obrazovky</text:span> způsobí, že okno prohlížeče PDF bude na obrazovce počítače vycentrované.</text:p>
        </text:list-item>
        <text:list-item>
          <text:p text:style-name="P48"><text:soft-page-break/><text:span text:style-name="LOStrongEmphasis"> Otevřít na celé obrazovce</text:span> způsobí, že prohlížeč stranu zobrazí na celou obrazovku namísto zobrazení v menším okně.</text:p>
        </text:list-item>
      </text:list>
      <text:list xml:id="list1925461149" text:style-name="List_20_1">
        <text:list-item>
          <text:p text:style-name="P48"><text:span text:style-name="LOStrongEmphasis"> Zobrazit název dokumentu</text:span> způsobí, že prohlížeč PDF zobrazí název dokumentu v záhlaví.</text:p>
        </text:list-item>
      </text:list>
      <text:p text:style-name="P24"><draw:frame draw:style-name="fr1" draw:name="Frame13" text:anchor-type="as-char" svg:width="5.5in" draw:z-index="42"><draw:text-box fo:min-height="2.3098in"><text:p text:style-name="Caption"><draw:frame draw:style-name="fr17" draw:name="Image24" text:anchor-type="as-char" svg:width="5.5in" svg:height="2.1in" draw:z-index="43"><draw:image xlink:href="Pictures/1000020100000264000000FE2A7B57D355FC2F72.png" xlink:type="simple" xlink:show="embed" xlink:actuate="onLoad"/></draw:frame></text:p><text:p text:style-name="Caption">Obrázek <text:sequence text:ref-name="refFigure12" text:name="Figure" text:formula="ooow:Figure+1" style:num-format="1">13 </text:sequence>: Karta Uživatelské rozhraní v dialogovém okně Možnosti PDF</text:p></draw:text-box></draw:frame></text:p>
      <text:p text:style-name="P28">Část Možnosti uživatelského rozhraní</text:p>
      <text:list xml:id="list1448383916" text:style-name="List_20_1">
        <text:list-item text:start-value="1">
          <text:p text:style-name="P46"><text:span text:style-name="LOStrongEmphasis"> Skrýt panel nabídky</text:span> způsobí, že v PDF prohlížeči se skryje panel nabídky.</text:p>
        </text:list-item>
        <text:list-item>
          <text:p text:style-name="P46"><text:span text:style-name="LOStrongEmphasis"> Skrýt panel nástrojů</text:span> způsobí, že v PDF prohlížeči se skryje panel nástrojů.</text:p>
        </text:list-item>
        <text:list-item>
          <text:p text:style-name="P46"><text:span text:style-name="LOStrongEmphasis"> Skrýt ovládací prvky okna</text:span> způsobí, že v PDF prohlížeči se skryjí další ovládací prvky oken.</text:p>
        </text:list-item>
      </text:list>
      <text:p text:style-name="P28">Přechody</text:p>
      <text:p text:style-name="P13">V aplikaci Impress zobrazí přechody snímků jako jim odpovídající PDF efekty.</text:p>
      <text:p text:style-name="P28">Záložky</text:p>
      <text:p text:style-name="P13">Zde můžeme zvolit, kolik úrovní nadpisů se má zobrazit jako záložky, pokud je zaškrtnuta položka <text:span text:style-name="LOEmphasis">Exportovat záložky</text:span> na kartě Obecné.</text:p>
      <text:h text:style-name="P65" text:outline-level="3"><text:bookmark-start text:name="__RefHeading__171737_780470623"/>Karta Odkazy v dialogovém okně Možnosti PDF<text:bookmark-end text:name="__RefHeading__171737_780470623"/></text:h>
      <text:p text:style-name="P6">Na kartě &lt;f0&gt;Odkazy&lt;/f0&gt; můžeme zvolit, jak se budou do PDF souboru exportovat odkazy.</text:p>
      <text:p text:style-name="P24"><draw:frame draw:style-name="fr1" draw:name="Frame6" text:anchor-type="as-char" svg:width="4.5in" draw:z-index="44"><draw:text-box fo:min-height="2.4862in"><text:p text:style-name="Caption"><draw:frame draw:style-name="fr15" draw:name="Image25" text:anchor-type="as-char" svg:width="4.5in" svg:height="2.25in" draw:z-index="47"><draw:image xlink:href="Pictures/10000201000001B5000000DB1895446D7B2C2925.png" xlink:type="simple" xlink:show="embed" xlink:actuate="onLoad"/></draw:frame></text:p><text:p text:style-name="Caption">Obrázek <text:sequence text:ref-name="refFigure13" text:name="Figure" text:formula="ooow:Figure+1" style:num-format="1">14 </text:sequence>: Karta Odkazy dialogového okna Možnosti PDF</text:p></draw:text-box></draw:frame></text:p>
      <text:p text:style-name="P28">Exportovat záložky jako pojmenované cíle</text:p>
      <text:p text:style-name="P13">Pokud jsme v dokumentu aplikace Writer definovali záložky, pokud jsme v dokumentu programů Impress a Draw zadali názvy snímků nebo pokud jsme v tabulkovém dokumentu zadali názvy archů, zvolením této možnosti se tyto exportují jako „pojmenované cíle“, na které mohou webové stránky nebo PDF dokumenty odkazovat.</text:p>
      <text:p text:style-name="P28"><text:soft-page-break/>Převést odkazy na dokumenty na odkazy na PDF</text:p>
      <text:p text:style-name="P13">Pokud jsme definovali odkazy na jiné dokumenty s OpenDocument příponami (např. .odt, .ods., .odp), po zaškrtnutí této volby LibreOffice v exportovaném dokumentu zkonvertuje tyto přípony souborů na .pdf.</text:p>
      <text:p text:style-name="P28">Exportovat URL relativně k souborovému systému</text:p>
      <text:p text:style-name="P13">Jestliže jsme definovali v dokumentu relativní odkazy, tato volba exportuje tyto odkazy do PDF souboru.</text:p>
      <text:p text:style-name="P28">Odkazy mezi dokumenty</text:p>
      <text:p text:style-name="P13">Definuje, jak se v exportovaném dokumentu chovají odkazy po kliknutí. Můžeme si vybrat z těchto alternativ:</text:p>
      <text:list xml:id="list84637961634839" text:continue-list="list84638502644912" text:style-name="List_20_1">
        <text:list-item>
          <text:p text:style-name="P46"><text:span text:style-name="LOStrongEmphasis"> Výchozí mód </text:span>: S PDF odkazy bude zacházeno tak, jak je to specifikováno v operačním systému.</text:p>
        </text:list-item>
        <text:list-item>
          <text:p text:style-name="P46"><text:span text:style-name="LOStrongEmphasis"> Otevřít v aplikaci na čtení PDF </text:span>: Stejný program, jako ten, který byl použit k zobrazení dokumentu, bude použit i na zobrazení dokumentu, na který se odkazuje.</text:p>
        </text:list-item>
        <text:list-item>
          <text:p text:style-name="P46"><text:span text:style-name="LOStrongEmphasis"> Otevřít v internetovém prohlížeči</text:span> Na zobrazení odkazovaného dokumentu se použije výchozí webový prohlížeč.</text:p>
        </text:list-item>
      </text:list>
      <text:h text:style-name="P65" text:outline-level="3"><text:bookmark-start text:name="__RefHeading__171739_780470623"/><text:alphabetical-index-mark text:string-value="nastavení zabezpečení" text:key1="PDF"/>Karta Bezpečnost v dialogovém okně Možnosti PDF<text:bookmark-end text:name="__RefHeading__171739_780470623"/></text:h>
      <text:p text:style-name="P6">Export ve formátu PDF zahrnuje i možnosti na šifrování <text:alphabetical-index-mark text:string-value="šifrovat" text:key1="PDF"/> dokumentu (bez hesla jej nelze otevřít), jakož i některé možnosti <text:alphabetical-index-mark text:string-value="správa digitálních práv (DRM)" text:key1="PDF"/> <text:alphabetical-index-mark text:string-value="správa digitálních práv (DRM)"/> správy digitálních práv (DRM).</text:p>
      <text:list xml:id="list84638928076441" text:continue-list="list1925461149" text:style-name="List_20_1">
        <text:list-item>
          <text:p text:style-name="P46">Pokud do pole <text:span text:style-name="LO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item>
          <text:p text:style-name="P51">Pokud zadáme heslo v poli <text:span text:style-name="LOEmphasis">Zadat heslo pro nastavení oprávnění</text:span>, soubor může otevřít kdokoliv, ale jeho oprávnění mohou být omezeny. See Figure <text:sequence-ref text:reference-format="value" text:ref-name="refFigure14">15</text:sequence-ref>. Poté, jak nastavíme heslo pro nastavení oprávnění, na kartě Bezpečnost se zpřístupní další možnosti nastavení.</text:p>
        </text:list-item>
        <text:list-item>
          <text:p text:style-name="P46">Při <text:span text:style-name="LOEmphasis">současném</text:span> zadání hesla &lt;f1&gt;otevírání&lt;/f1&gt; a hesla na &lt;f2&gt;nastavení oprávnění&lt;/f2&gt;, PDF soubor lze otevřít pouze po zadání správného hesla, přičemž oprávnění mohou být omezeny.</text:p>
        </text:list-item>
      </text:list>
      <text:list xml:id="list84637668763635" text:continue-list="list84638945668507" text:style-name="Heading_20_Note">
        <text:list-item>
          <text:p text:style-name="P55">Poznámka</text:p>
        </text:list-item>
      </text:list>
      <text:p text:style-name="P12">Nastavení oprávnění jsou účinné pouze tehdy, pokud je respektuje uživatelův PDF prohlížeč.</text:p>
      <text:p text:style-name="P24"><draw:frame draw:style-name="fr1" draw:name="Frame14" text:anchor-type="as-char" svg:width="6.5in" draw:z-index="48"><draw:text-box fo:min-height="3.3898in"><text:p text:style-name="Caption"><draw:frame draw:style-name="fr18" draw:name="Image26" text:anchor-type="as-char" svg:width="6.5in" svg:height="3.15in" draw:z-index="49"><draw:image xlink:href="Pictures/10000201000002B3000001A747DCD5F81B3905BB.png" xlink:type="simple" xlink:show="embed" xlink:actuate="onLoad"/></draw:frame></text:p><text:p text:style-name="Caption">Obrázek <text:sequence text:ref-name="refFigure14" text:name="Figure" text:formula="ooow:Figure+1" style:num-format="1">15 </text:sequence>: Karta Bezpečnost dialogového okna Možnosti PDF</text:p></draw:text-box></draw:frame></text:p>
      <text:p text:style-name="P9"><text:soft-page-break/>Figure <text:sequence-ref text:reference-format="value" text:ref-name="refFigure15">16</text:sequence-ref> shows the pop-up dialog displayed when you click the <text:span text:style-name="LOMenuPath">Set passwords</text:span> button on the Security page of the PDF Options dialog.</text:p>
      <text:p text:style-name="P27">When you have set all the options you require, click on <text:span text:style-name="LOMenuPath">Export</text:span> to open the Export dialog, where you can set the file name and the save location.</text:p>
      <text:p text:style-name="P26"><draw:frame draw:style-name="fr1" draw:name="Frame15" text:anchor-type="as-char" svg:width="3.3827in" draw:z-index="50"><draw:text-box fo:min-height="2.5102in"><text:p text:style-name="Caption"><draw:frame draw:style-name="fr19" draw:name="Image19" text:anchor-type="as-char" svg:width="2.8in" svg:height="2.3201in" draw:z-index="51"><draw:image xlink:href="Pictures/10000201000001440000011CD78F87F1EA89ADF3.png" xlink:type="simple" xlink:show="embed" xlink:actuate="onLoad"/></draw:frame></text:p><text:p text:style-name="Caption">Obrázek <text:sequence text:ref-name="refFigure15" text:name="Figure" text:formula="ooow:Figure+1" style:num-format="1">16 </text:sequence>: Zadávání hesla na šifrování PDF souboru</text:p></draw:text-box></draw:frame></text:p>
      <text:h text:style-name="P66" text:outline-level="3"><text:bookmark-start text:name="__RefHeading___Toc4609_1757746079"/>Digital Signatures page of PDF Options dialog<text:bookmark-end text:name="__RefHeading___Toc4609_1757746079"/></text:h>
      <text:p text:style-name="P7">This page contains the options related to exporting a digitally signed PDF.</text:p>
      <text:p text:style-name="P7">Digitální podpisy slouží k zajištění toho, že PDF byl skutečně vytvořen původním autorem (tj. Vy) a že dokument nebyl po podpisu změněn.</text:p>
      <text:p text:style-name="P7">Podepsaný export PDF používá klíče a certifikáty X.509 již uložené v našem výchozím umístění úložiště klíčů nebo na čipové kartě. The key store to be used can be selected under <text:span text:style-name="LOMenuPath">Tools &gt; Options &gt; LibreOffice &gt; Security &gt; Certificate Path</text:span>. Při používání čipové karty musí být karta již nakonfigurována, aby používala úložiště klíčů. To se obvykle provádí během instalace softwaru smartcard. Podrobnosti o používání těchto funkcí jsou mimo rozsah této kapitoly.</text:p>
      <text:p text:style-name="P25"><draw:frame draw:style-name="fr20" draw:name="Image33" text:anchor-type="as-char" svg:width="6.6929in" svg:height="2.5783in" draw:z-index="52"><draw:image xlink:href="Pictures/10000201000002B2000001A735B95F4DB7CBFF6E.png" xlink:type="simple" xlink:show="embed" xlink:actuate="onLoad"/></draw:frame></text:p>
      <text:list xml:id="list84638827800533" text:continue-list="list84637961634839" text:style-name="List_20_1">
        <text:list-item>
          <text:p text:style-name="P52"><text:span text:style-name="LOStrongEmphasis">Use this certificate to digitally sign PDF documents:</text:span> Click <text:span text:style-name="LOMenuPath">Select</text:span> to open the Select Certificate dialog, where all certificates found in your selected key store are displayed. Pokud je úložiště klíčů chráněno heslem, budete vyzváni k jeho zadání. Pokud používáte čipovou kartu chráněnou kódem PIN, budete také vyzváni k zadání pinu.</text:p>
          <text:p text:style-name="P52">Select the certificate to use for digitally signing the exported PDF, then click <text:span text:style-name="LOMenuPath">OK</text:span>.</text:p>
          <text:p text:style-name="List_20_1">All other fields on the Digital Signatures tab are accessible only after a certificate has been selected.</text:p>
        </text:list-item>
        <text:list-item>
          <text:p text:style-name="List_20_1"><text:soft-page-break/><text:span text:style-name="LOStrong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List_20_1">Pokud používáme čipovou kartu, zadáme zde PIN. Některý software čipové karty nás znovu před podpisem vyzve k zadání kódu PIN.</text:p>
        </text:list-item>
        <text:list-item>
          <text:p text:style-name="List_20_1"><text:span text:style-name="LOStrongEmphasis">Umístění, Kontaktní informace, Důvod:</text:span> Volitelně můžeme zadat další informace o digitálním podpisu, který bude použit ve formátu PDF. Tyto informace budou vloženy do příslušných polí PDF a budou viditelné pro kohokoli, kdo si prohlíží PDF. Každé nebo všechna tři pole mohou být ponechána prázdná.</text:p>
        </text:list-item>
        <text:list-item>
          <text:p text:style-name="List_20_1"><text:span text:style-name="LOStrong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List_20_1">Seznam URL adres TSA, které můžeme vybrat je udržován v <text:span text:style-name="LOMenuPath">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P43" text:outline-level="1"><text:bookmark-start text:name="__RefHeading__4238_1385231065"/><text:alphabetical-index-mark text:string-value="XHTML" text:key1="exportování"/>Export do jiných formátů<text:bookmark-end text:name="__RefHeading__4238_1385231065"/></text:h>
      <text:p text:style-name="P6">LibreOffice používá pojem „exportovat“ pro některé souborové operace, které provádějí změnu typu souboru. Pokud nemůžeme najít možnost, kterou potřebujeme, v nabídce <text:span text:style-name="LOMenuPath">Soubor &gt; Uložit jako</text:span>, je vhodné se podívat i do <text:span text:style-name="LOMenuPath">Soubor &gt; Exportovat</text:span>.</text:p>
      <text:p text:style-name="P6">Pomocí LibreOffice můžeme exportovat soubory do formátu XHTML. Kromě toho programy Draw a Impress umožňují exportovat do formátu Adobe <text:alphabetical-index-mark-start text:id="IMark140504805639184" text:key1="exporting"/> Flash <text:alphabetical-index-mark-end text:id="IMark140504805639184"/> (SWF) a řadu dalších obrazových formátů.</text:p>
      <text:p text:style-name="P6">Když chceme exportovat do jednoho z těchto formátů, použijeme položku hlavní nabídky <text:span text:style-name="LOMenuPath">Soubor &gt; Exportovat</text:span>. V dialogovém okně Exportovat zadáme název souboru exportovaného dokumentu, zvolíme požadovaný formát v seznamu <text:span text:style-name="LOEmphasis">Formát souboru</text:span> a klikneme na tlačítko <text:span text:style-name="LOMenuPath">Exportovat</text:span>.</text:p>
      <text:h text:style-name="P43" text:outline-level="1"><text:bookmark-start text:name="__RefHeading__171743_780470623"/>Odesílání dokumentů elektronickou poštou<text:bookmark-end text:name="__RefHeading__171743_780470623"/></text:h>
      <text:p text:style-name="P6">LibreOffice nabízí několik způsobů, jak rychle a snadno odesílat dokumenty jako &lt;i0 /&gt; přílohu poštovní zprávy, a to v jednom ze tří formátů: OpenDocument (výchozí formát LibreOffice), formát Microsoft Office nebo PDF.</text:p>
      <text:list xml:id="list84638996507000" text:continue-list="list84637668763635" text:style-name="Heading_20_Note">
        <text:list-item>
          <text:p text:style-name="P55">Poznámka</text:p>
        </text:list-item>
      </text:list>
      <text:p text:style-name="P12">Dokumenty mohou být odeslány pouze z nabídky LibreOffice pokud byl nastavený profil elektronické pošty  <text:span text:style-name="LOMenuPath">Nástroje &gt; Možnosti &gt; LibreOffice Writer &gt; Hromadné rozesílání e-mailů</text:span>.</text:p>
      <text:p text:style-name="P30">Pokud chceme <text:alphabetical-index-mark text:string-value="odeslat dokument jako e-mail"/> odeslat aktuální dokument ve formátu OpenDocument:</text:p>
      <text:list xml:id="list676298238" text:style-name="Numbering_20_1">
        <text:list-item text:start-value="1">
          <text:p text:style-name="P62">Zvolíme <text:span text:style-name="LOMenuPath">Soubor &gt; Odeslat &gt; Dokument jako e-mail</text:span>. LibreOffice otevře výchozí e-mailový program. Dokument k odeslání je přiložen.</text:p>
        </text:list-item>
        <text:list-item>
          <text:p text:style-name="P62">Ve svém e-mailovém programu zadáme příjemce, předmět a text, který chcete přidat, a potom zprávu odešleme.</text:p>
        </text:list-item>
      </text:list>
      <text:p text:style-name="P6"><text:span text:style-name="LOMenuPath">File &gt; Send &gt; E-mail as OpenDocument [Text</text:span>, <text:span text:style-name="LOMenuPath">Spreadsheet</text:span>, or <text:span text:style-name="LOMenuPath">Presentation]</text:span> has the same effect.</text:p>
      <text:p text:style-name="P6">Pokud zvolíme <text:span text:style-name="LOMenuPath">E-mail jako Microsoft [Word</text:span>, <text:span text:style-name="LOMenuPath">Excel</text:span> nebo <text:span text:style-name="LOMenuPath">PowerPoint]</text:span>, LibreOffice nejdříve vytvoří soubor v jednom z těchto formátů, a potom otevře poštovní program, přičemž soubor bude připojen jako příloha.</text:p>
      <text:p text:style-name="P6"><text:soft-page-break/>Pokud zvolíme <text:span text:style-name="LOMenuPath">E-mail jako Microsoft [Word</text:span>, <text:span text:style-name="LOMenuPath">Excel</text:span> nebo &lt;f2&gt;PowerPoint]&lt;/f2&gt;, LibreOffice nejdříve vytvoří soubor v jednom z těchto formátů, a potom otevře poštovní program, přičemž soubor bude připojen jako příloha.</text:p>
      <text:h text:style-name="P42" text:outline-level="2"><text:bookmark-start text:name="__RefHeading__171745_780470623"/>Odesílání dokumentů &lt;i0 /&gt; více příjemcům<text:bookmark-end text:name="__RefHeading__171745_780470623"/></text:h>
      <text:p text:style-name="P6">Odeslání dokumentu vvíce příjemců můžeme využít funkci v našem e-mailovém programu a nebo můžeme použít nástroj hromadné korespondence LibreOffice k získání e-mailových adres z adresáře kontatků. </text:p>
      <text:p text:style-name="P30">Hromadnou korespondenci LibreOffice k odesílání e-mailů můžeme použít dvěma způsoby:</text:p>
      <text:list xml:id="list889571964" text:style-name="List_20_1">
        <text:list-item text:start-value="1">
          <text:p text:style-name="P46">Použijeme Průvodce hromadnou korespondencí na vytvoření a odeslání dokumentu. Více informací se nachází v kapitole 11, Používání hromadné korespondence, v knize <text:span text:style-name="LOEmphasis">Návod k používání programu Writer (Writer Guide)</text:span>.</text:p>
        </text:list-item>
        <text:list-item>
          <text:p text:style-name="P46">Dokument vytvoříme v aplikaci Writer bez použití průvodce, a pak použijeme Průvodce k odeslání. V tomto návodu popíšeme druhou metodu.</text:p>
        </text:list-item>
      </text:list>
      <text:p text:style-name="P36">Pokud chceme &lt;i0 /&gt; &lt;i1 /&gt; Průvodce hromadnou korespondencí použít pro odeslání existujícího dokumentu:</text:p>
      <text:list xml:id="list392619321" text:style-name="Numbering_20_1">
        <text:list-item text:start-value="1">
          <text:p text:style-name="P62">Zvolíme <text:span text:style-name="LOMenuPath">Nástroje &gt; Průvodce hromadnou korespondencí</text:span>. Na první straně průvodce zvolíme <text:span text:style-name="LOMenuPath">Použít aktuální dokument</text:span> a klikneme na tlačítko <text:span text:style-name="LOMenuPath">Dále</text:span>.</text:p>
        </text:list-item>
      </text:list>
      <text:p text:style-name="P24"><draw:frame draw:style-name="fr1" draw:name="Frame16" text:anchor-type="as-char" svg:width="6.6929in" draw:z-index="53"><draw:text-box fo:min-height="2.8075in"><text:p text:style-name="Caption"><draw:frame draw:style-name="fr21" draw:name="Image27" text:anchor-type="as-char" svg:width="6.6929in" style:rel-width="100%" svg:height="2.5134in" style:rel-height="scale" draw:z-index="54"><draw:image xlink:href="Pictures/100002010000038C000001550A9B1F453221A6E7.png" xlink:type="simple" xlink:show="embed" xlink:actuate="onLoad"/></draw:frame></text:p><text:p text:style-name="Caption">Obrázek <text:sequence text:ref-name="refFigure16" text:name="Figure" text:formula="ooow:Figure+1" style:num-format="1">17 </text:sequence>: Výběr počátečního dokumentu</text:p></draw:text-box></draw:frame></text:p>
      <text:list xml:id="list84638211322274" text:continue-numbering="true" text:style-name="Numbering_20_1">
        <text:list-item>
          <text:p text:style-name="P62">Na druhé straně zvolíme <text:span text:style-name="LOMenuPath">E-mailová zpráva</text:span> a klikneme na tlačítko <text:span text:style-name="LOMenuPath">Dále</text:span>.</text:p>
        </text:list-item>
      </text:list>
      <text:p text:style-name="P24"><draw:frame draw:style-name="fr1" draw:name="Frame17" text:anchor-type="as-char" svg:width="5.1181in" draw:z-index="55"><draw:text-box fo:min-height="1.8917in"><text:p text:style-name="Caption"><draw:frame draw:style-name="fr22" draw:name="Image28" text:anchor-type="as-char" svg:width="5.1181in" style:rel-width="100%" svg:height="1.6063in" style:rel-height="scale" draw:z-index="56"><draw:image xlink:href="Pictures/1000020100000247000000B7E4A72A4D1F875C7C.png" xlink:type="simple" xlink:show="embed" xlink:actuate="onLoad"/></draw:frame></text:p><text:p text:style-name="Caption">Obrázek <text:sequence text:ref-name="refFigure17" text:name="Figure" text:formula="ooow:Figure+1" style:num-format="1">18 </text:sequence>: Výběr typu dokumentu</text:p></draw:text-box></draw:frame></text:p>
      <text:list xml:id="list84637541606707" text:continue-numbering="true" text:style-name="Numbering_20_1">
        <text:list-item>
          <text:p text:style-name="P62">Na třetí stránce klikneme na tlačítko <text:span text:style-name="LOMenuPath">Vybrat seznam adres</text:span>. Zvolíme požadovaný seznam adres (i když je zobrazen pouze jeden) a klikneme na tlačítko <text:span text:style-name="LOMenuPath">OK</text:span>. Když požadovaný seznam adres není zobrazen, můžeme ho klepnutím na tlačítko <text:span text:style-name="LOMenuPath">Přidat</text:span> najít a přidat do seznamu.)</text:p>
        </text:list-item>
      </text:list>
      <text:p text:style-name="P24"><text:soft-page-break/><draw:frame draw:style-name="fr1" draw:name="Frame18" text:anchor-type="as-char" svg:width="6.6929in" draw:z-index="45"><draw:text-box fo:min-height="4.7366in"><text:p text:style-name="Caption"><draw:frame draw:style-name="fr21" draw:name="Image29" text:anchor-type="as-char" svg:width="6.6929in" style:rel-width="100%" svg:height="4.4319in" style:rel-height="scale" draw:z-index="46"><draw:image xlink:href="Pictures/10000000000003900000025C9727A623F0E256F8.png" xlink:type="simple" xlink:show="embed" xlink:actuate="onLoad"/></draw:frame></text:p><text:p text:style-name="Caption">Obrázek <text:sequence text:ref-name="refFigure18" text:name="Figure" text:formula="ooow:Figure+1" style:num-format="1">19 </text:sequence>: Výběr seznamu adres</text:p></draw:text-box></draw:frame></text:p>
      <text:list xml:id="list84638308585175" text:continue-numbering="true" text:style-name="Numbering_20_1">
        <text:list-item>
          <text:p text:style-name="Numbering_20_1">Když jsme zpět na straně Vybrat seznam adres, klikneme na tlačítko <text:span text:style-name="LOMenuPath">Dále</text:span>. Na straně Vytvořit oslovení zrušíme zatržení <text:span text:style-name="LOMenuPath">Tento dokument má obsahovat oslovení</text:span>.</text:p>
        </text:list-item>
      </text:list>
      <text:p text:style-name="P24"><draw:ellipse text:anchor-type="paragraph" draw:z-index="2" draw:style-name="gr1" draw:text-style-name="P69" svg:width="3.1606in" svg:height="0.3197in" svg:x="2.5937in" svg:y="0.748in"><text:p/></draw:ellipse><draw:frame draw:style-name="fr1" draw:name="Frame19" text:anchor-type="as-char" svg:width="5.5118in" draw:z-index="57"><draw:text-box fo:min-height="3.0134in"><text:p text:style-name="Caption"><draw:frame draw:style-name="fr10" draw:name="Image30" text:anchor-type="as-char" svg:width="5.5118in" style:rel-width="100%" svg:height="2.7126in" style:rel-height="scale" draw:z-index="58"><draw:image xlink:href="Pictures/10000201000002810000013C7C8CEE07AD26AA69.png" xlink:type="simple" xlink:show="embed" xlink:actuate="onLoad"/></draw:frame></text:p><text:p text:style-name="Caption">Obrázek <text:sequence text:ref-name="refFigure19" text:name="Figure" text:formula="ooow:Figure+1" style:num-format="1">20 </text:sequence>: Zrušení oslovení</text:p></draw:text-box></draw:frame></text:p>
      <text:list xml:id="list84638859991087" text:continue-numbering="true" text:style-name="Numbering_20_1">
        <text:list-item>
          <text:p text:style-name="Numbering_20_1">v seznamu vlevo klikneme <text:span text:style-name="LOMenuPath">8. Uložit, vytisknout nebo poslat</text:span>. V LibreOffice se zobrazí zpráva „Vytváření dokumentů“, a potom se zobrazí stránka průvodce <text:span text:style-name="LOEmphasis">Uložit, vytisknout nebo poslat</text:span>.</text:p>
        </text:list-item>
      </text:list>
      <text:list xml:id="list84637738930351" text:continue-list="list84637381722368" text:style-name="Numbering_20_1">
        <text:list-item>
          <text:p text:style-name="Numbering_20_1">Zvolíme <text:span text:style-name="LOMenuPath">Odeslat hromadný dokument e-mailem</text:span>. The lower part of the page changes to show e‑mail settings choices. See Figure <text:sequence-ref text:reference-format="value" text:ref-name="refFigure20">21</text:sequence-ref>.</text:p>
        </text:list-item>
        <text:list-item>
          <text:p text:style-name="Numbering_20_1">Zadáme předmět zprávy a klikneme na <text:span text:style-name="LOMenuPath">Odeslat dokumenty</text:span>. LibreOffice zasílá e-maily.</text:p>
        </text:list-item>
      </text:list>
      <text:p text:style-name="P24"><text:soft-page-break/><draw:frame draw:style-name="fr1" draw:name="Frame20" text:anchor-type="as-char" svg:width="6.6929in" draw:z-index="27"><draw:text-box fo:min-height="4.4516in"><text:p text:style-name="Caption"><draw:frame draw:style-name="fr6" draw:name="Image31" text:anchor-type="as-char" svg:width="6.6929in" style:rel-width="100%" svg:height="4.4516in" style:rel-height="scale" draw:z-index="28"><draw:image xlink:href="Pictures/100002010000038C0000025CF1C7890FB9A23B5C.png" xlink:type="simple" xlink:show="embed" xlink:actuate="onLoad"/></draw:frame></text:p><text:p text:style-name="Caption">Obrázek <text:sequence text:ref-name="refFigure20" text:name="Figure" text:formula="ooow:Figure+1" style:num-format="1">21 </text:sequence>: Odesílání dokumentu ve formě zprávy elektronické pošty</text:p></draw:text-box></draw:frame></text:p>
      <text:h text:style-name="P43" text:outline-level="1"><text:bookmark-start text:name="__RefHeading__171747_780470623"/>Elektronické podepisování dokumentů<text:bookmark-end text:name="__RefHeading__171747_780470623"/></text:h>
      <text:p text:style-name="P6">Pokud chceme elektronicky podepsat dokument, budeme potřebovat osobní klíč, také známý jako <text:span text:style-name="LOEmphasis">certifikát</text:span>.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6">Při elektronickém podepisování dokumentu &lt;i0 /&gt; se vypočte kontrolní součet z dokumentu a osobního klíče. Tento kontrolní součet a váš veřejný klíč se uloží s dokumentem.</text:p>
      <text:p text:style-name="P6">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te zobrazit informace o veřejném klíči a certifikátu. Veřejný klíč můžete porovnat s veřejným klíčem, který je zveřejněn na webu certifikační autority. Pokud by někdo něco v dokumentu změnil, elektronický podpis bude narušen.</text:p>
      <text:p text:style-name="P6">V operačních systémech Windows jsou na ověření podpisu použité funkce systému Windows. V operačních systémech Solaris a Linux se používají soubory, které jsou dodávány s programy Thunderbird, Mozilla nebo Firefox. Podrobnější popis, jak získat a spravovat certifikát a jak ověřit podpis, se nachází v části „Digitální podpisy“ v nápovědě LibreOffice.</text:p>
      <text:p text:style-name="P30">Pokud chceme podepsat dokument:</text:p>
      <text:list xml:id="list84637855513966" text:continue-list="list84637738930351" text:style-name="Numbering_20_1">
        <text:list-item text:start-value="1">
          <text:p text:style-name="P60">Zvolíme <text:span text:style-name="LOMenuPath">Soubor &gt; Elektronické podpisy</text:span>. If you have set LibreOffice to warn you when the document contains comments (see “<text:bookmark-ref text:reference-format="text" text:ref-name="__RefHeading__9455_1957009194">Removing personal data</text:bookmark-ref>” below), you may see a message box asking whether you want to want to continue signing the document.</text:p>
        </text:list-item>
        <text:list-item>
          <text:p text:style-name="P62"><text:soft-page-break/>Pokud jsme dokument od poslední změny neuložili, zobrazí se okno s upozorněním. Kliknutím na tlačítko <text:span text:style-name="LOMenuPath">OK</text:span> uložíme změny.</text:p>
        </text:list-item>
        <text:list-item>
          <text:p text:style-name="P62">Otevře se dialogové okno Elektronické podpisy. Klikneme na <text:span text:style-name="LOMenuPath">Podepsat dokument</text:span>, čímž do dokumentu přidáme svůj veřejný klíč.</text:p>
        </text:list-item>
        <text:list-item>
          <text:p text:style-name="P62">V dialogovém okně Vybrat certifikát zvolíme certifikát a klikneme na tlačítko <text:span text:style-name="LOMenuPath">OK</text:span>, čímž se vrátíme do okna Elektronické podpisy.</text:p>
        </text:list-item>
        <text:list-item>
          <text:p text:style-name="P62">Použitý certifikát se zobrazí v okně s ikonou vedle názvu.</text:p>
        </text:list-item>
      </text:list>
      <text:p text:style-name="P11">Tato ikona indikuje stav elektronického podpisu.</text:p>
      <text:list xml:id="list4761023188326617338" text:style-name="List_20_2">
        <text:list-item>
          <text:p text:style-name="P68">An icon with a red seal (<text:span text:style-name="T27"><draw:frame draw:style-name="fr12" draw:name="Image12" text:anchor-type="as-char" svg:width="0.1665in" svg:height="0.1665in" draw:z-index="9"><draw:image xlink:href="Pictures/1000020100000010000000102849B02F2E19802F.png" xlink:type="simple" xlink:show="embed" xlink:actuate="onLoad"/></draw:frame></text:span>) indicates that the document was signed and the certificate was validated.</text:p>
        </text:list-item>
        <text:list-item>
          <text:p text:style-name="P68">An icon with a yellow caution triangle overlaying the red seal (<draw:frame draw:style-name="fr5" draw:name="Image13" text:anchor-type="as-char" svg:y="-0.1902in" svg:width="0.2811in" svg:height="0.2398in" draw:z-index="15"><draw:image xlink:href="Pictures/100000000000001B000000170DE8B2EFE8393530.png" xlink:type="simple" xlink:show="embed" xlink:actuate="onLoad"/></draw:frame>) indicates that the document is signed but that the certificate could not be validated.</text:p>
        </text:list-item>
        <text:list-item>
          <text:p text:style-name="P68">An icon of a yellow caution triangle (<text:span text:style-name="T29"><draw:frame draw:style-name="fr12" draw:name="Image32" text:anchor-type="as-char" svg:width="0.1598in" svg:height="0.1402in" draw:z-index="0"><draw:image xlink:href="Pictures/100000000000000F0000000D019786BB7DB95F3F.png" xlink:type="simple" xlink:show="embed" xlink:actuate="onLoad"/></draw:frame></text:span>) indicates an invalid digital signature.</text:p>
        </text:list-item>
      </text:list>
      <text:list xml:id="list84637865093606" text:continue-list="list84637855513966" text:style-name="Numbering_20_1">
        <text:list-item>
          <text:p text:style-name="P62">Na závěr klikneme na tlačítko <text:span text:style-name="LOMenuPath">Zavřít</text:span>, čímž elektronický podpis použijeme.</text:p>
        </text:list-item>
      </text:list>
      <text:p text:style-name="P6">Pokud je dokument podepsán, ve stavovém řádku to indikuje ikona. Poklepáním na ikonu můžeme zobrazit certifikát. K dokumentu lze přidat i více než jeden podpis.</text:p>
      <text:h text:style-name="P43" text:outline-level="1"><text:bookmark-start text:name="__RefHeading__9455_1957009194"/><text:alphabetical-index-mark text:string-value="odstranění osobních údajů"/>Odstranění osobních údajů<text:bookmark-end text:name="__RefHeading__9455_1957009194"/></text:h>
      <text:p text:style-name="P6">Možná budete chtít zajistit, aby osobní údaje, verze textu, poznámky, skryté informace nebo zaznamenané změny byly před odesláním jiným lidem nebo před uložením do souboru PDF z dokumentu odstraněny.</text:p>
      <text:p text:style-name="P6">V položce <text:span text:style-name="LOMenuPath">Nástroje &gt; Možnosti &gt; LibreOffice &gt; Ochrana &gt; Nastavení</text:span> můžeme nastavit, aby nás LibreOffice upozornil, když soubory obsahují určité informace a aby automaticky při ukládání odstranil osobní informace.</text:p>
      <text:p text:style-name="P6">Pokud chceme odstranit osobní a některé další údaje ze souboru, přejdeme na <text:span text:style-name="LOMenuPath">Soubor &gt; Vlastnosti</text:span>. Na kartě <text:span text:style-name="LOEmphasis">Obecné</text:span> zrušíme zaškrtnutí políčka <text:span text:style-name="LOMenuPath">Použít informace o uživateli</text:span> a potom klepneme na tlačítko <text:span text:style-name="LOMenuPath">Obnovit vlastnosti</text:span>. Tím se odstraní všechna jména ve vytvořených, jakož i upravených polích, odstraní se data změn a tisku, doba úpravy se nastaví na nulu, datum vytvoření se nastaví na aktuální datum a čas a číslo verze na 1.</text:p>
      <text:p text:style-name="P6"><text:bookmark-start text:name="__RefHeading__5648_1566568644"/>Pokud chceme odstranit informace o verzích, buď (a) přejdeme do <text:span text:style-name="LOMenuPath">Soubor &gt; Verze</text:span>, v seznamu zvolíme požadované verze a klikneme na tlačítko <text:span text:style-name="LOMenuPath">Smazat</text:span>, nebo (b) pomocí <text:span text:style-name="LOMenuPath">Soubor &gt; Uložit jako</text:span> soubor uložíme s jiným názvem.<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ff0000"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3c8f4"/>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Removing personal data</text:chapter> <text:span text:style-name="MT1">| </text:span><text:page-number text:select-page="current">23</text:page-number></text:p>
      </style:footer>
      <style:footer-left>
        <text:p text:style-name="MP1"><text:page-number text:select-page="current">22</text:page-number> <text:span text:style-name="MT2">| </text:span><text:span text:style-name="MT2"><text:title>Chapter 10  Printing, Exporting, E‑mailing</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2</text:page-number></text:span><text:span text:style-name="MT5">| </text:span><text:title>Chapter 10  Printing, Exporting, E‑mailing</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5T16:13:02.630729000</meta:creation-date>
    <meta:editing-duration>PT12H56M3S</meta:editing-duration>
    <meta:editing-cycles>39</meta:editing-cycles>
    <meta:generator>LibreOffice/5.1.1.3$Linux_X86_64 LibreOffice_project/89f508ef3ecebd2cfb8e1def0f0ba9a803b88a6d</meta:generator>
    <dc:title>Chapter 10  Printing, Exporting, E‑mailing</dc:title>
    <meta:initial-creator>Jean Weber</meta:initial-creator>
    <dc:date>2016-07-27T08:46:36.709430227</dc:date>
    <dc:creator>Milos Sramek</dc:creator>
    <meta:document-statistic meta:table-count="4" meta:image-count="37" meta:object-count="0" meta:page-count="23" meta:paragraph-count="479" meta:word-count="6006" meta:character-count="34553" meta:non-whitespace-character-count="29045"/>
    <meta:template xlink:type="simple" xlink:actuate="onRequest" xlink:title="LO 5.0 Chapter Template" xlink:href="../../../../../../../../Library/Application%20Support/LibreOffice/4/user/template/LO%205.0%20Chapter%20Template.ott" meta:date="2016-02-05T16:13:02.274331000"/>
  </office:meta>
</office:document-meta>
</file>